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999686927654938" calcext:value-type="float">
            <text:p>0.0099968693</text:p>
          </table:table-cell>
          <table:table-cell office:value-type="float" office:value="0.000921364124478349" calcext:value-type="float">
            <text:p>0.0009213641</text:p>
          </table:table-cell>
          <table:table-cell office:value-type="float" office:value="0.0000370125566545829" calcext:value-type="float">
            <text:p>3.70125566545829E-05</text:p>
          </table:table-cell>
          <table:table-cell table:style-name="ce1" office:value-type="float" office:value="0.00000162109318069819" calcext:value-type="float">
            <text:p>1.62E-06</text:p>
          </table:table-cell>
          <table:table-cell table:style-name="ce1" office:value-type="float" office:value="0.00000148003876186697" calcext:value-type="float">
            <text:p>1.48E-06</text:p>
          </table:table-cell>
          <table:table-cell table:style-name="ce1" office:value-type="float" office:value="0.0000000147957540266101" calcext:value-type="float">
            <text:p>1.48E-08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0313072345061838" calcext:value-type="float">
            <text:p>3.13072345061838E-06</text:p>
          </table:table-cell>
          <table:table-cell table:formula="of:=([.J4]/[.I4])*100" office:value-type="float" office:value="0.0313072345061838" calcext:value-type="float">
            <text:p>0.0313072345</text:p>
          </table:table-cell>
          <table:table-cell/>
          <table:table-cell table:formula="of:=[.J4]/[.H4]" office:value-type="float" office:value="0.00313072345061838" calcext:value-type="float">
            <text:p>0.0031307235</text:p>
          </table:table-cell>
          <table:table-cell table:formula="of:=([.B4]+[.D4])/([.C4]+[.E4]+[.F4])" office:value-type="float" office:value="23.9690404777849" calcext:value-type="float">
            <text:p>23.9690404778</text:p>
          </table:table-cell>
          <table:table-cell table:formula="of:=([.B4]+[.D4])/(2*[.C4]+2*[.E4]+2*[.F4])" office:value-type="float" office:value="11.9845202388924" calcext:value-type="float">
            <text:p>11.9845202389</text:p>
          </table:table-cell>
          <table:table-cell table:formula="of:=([.B4]+[.D4])/([.B4]+(2*[.C4])+[.D4]+(2*[.E4])+(2*[.F4]))" office:value-type="float" office:value="0.922985217659047" calcext:value-type="float">
            <text:p>0.9229852177</text:p>
          </table:table-cell>
          <table:table-cell table:formula="of:=[.D4]/([.B4]+[.D4])" office:value-type="float" office:value="0.00175635876900579" calcext:value-type="float">
            <text:p>0.0017563588</text:p>
          </table:table-cell>
          <table:table-cell table:formula="of:=([.E4]+(2*[.F4]))/(2*([.C4]+[.E4]+[.F4]))" office:value-type="float" office:value="0.0196018247930234" calcext:value-type="float">
            <text:p>0.0196018248</text:p>
          </table:table-cell>
          <table:table-cell table:formula="of:=([.P4]*[.Q4])+((1-[.P4])*[.R4])" office:value-type="float" office:value="0.00313072345061838" calcext:value-type="float">
            <text:p>0.0031307235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9937197962415" calcext:value-type="float">
            <text:p>0.0199937198</text:p>
          </table:table-cell>
          <table:table-cell office:value-type="float" office:value="0.000917396256134036" calcext:value-type="float">
            <text:p>0.0009173963</text:p>
          </table:table-cell>
          <table:table-cell office:value-type="float" office:value="0.0000366944528375173" calcext:value-type="float">
            <text:p>3.66944528375173E-05</text:p>
          </table:table-cell>
          <table:table-cell table:style-name="ce1" office:value-type="float" office:value="0.00000322822080895863" calcext:value-type="float">
            <text:p>3.23E-06</text:p>
          </table:table-cell>
          <table:table-cell table:style-name="ce1" office:value-type="float" office:value="0.00000293463443243888" calcext:value-type="float">
            <text:p>2.93E-06</text:p>
          </table:table-cell>
          <table:table-cell table:style-name="ce1" office:value-type="float" office:value="0.0000000586742585465852" calcext:value-type="float">
            <text:p>5.87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0628020375849068" calcext:value-type="float">
            <text:p>6.28020375849068E-06</text:p>
          </table:table-cell>
          <table:table-cell table:formula="of:=([.J5]/[.I5])*100" office:value-type="float" office:value="0.0314010187924534" calcext:value-type="float">
            <text:p>0.0314010188</text:p>
          </table:table-cell>
          <table:table-cell/>
          <table:table-cell table:formula="of:=[.J5]/[.H5]" office:value-type="float" office:value="0.00628020375849068" calcext:value-type="float">
            <text:p>0.0062802038</text:p>
          </table:table-cell>
          <table:table-cell table:formula="of:=([.B5]+[.D5])/([.C5]+[.E5]+[.F5])" office:value-type="float" office:value="23.196684355247" calcext:value-type="float">
            <text:p>23.1966843552</text:p>
          </table:table-cell>
          <table:table-cell table:formula="of:=([.B5]+[.D5])/(2*[.C5]+2*[.E5]+2*[.F5])" office:value-type="float" office:value="11.5983421776235" calcext:value-type="float">
            <text:p>11.5983421776</text:p>
          </table:table-cell>
          <table:table-cell table:formula="of:=([.B5]+[.D5])/([.B5]+(2*[.C5])+[.D5]+(2*[.E5])+(2*[.F5]))" office:value-type="float" office:value="0.920624476942994" calcext:value-type="float">
            <text:p>0.9206244769</text:p>
          </table:table-cell>
          <table:table-cell table:formula="of:=[.D5]/([.B5]+[.D5])" office:value-type="float" office:value="0.00350655548468381" calcext:value-type="float">
            <text:p>0.0035065555</text:p>
          </table:table-cell>
          <table:table-cell table:formula="of:=([.E5]+(2*[.F5]))/(2*([.C5]+[.E5]+[.F5]))" office:value-type="float" office:value="0.0384499255184774" calcext:value-type="float">
            <text:p>0.0384499255</text:p>
          </table:table-cell>
          <table:table-cell table:formula="of:=([.P5]*[.Q5])+((1-[.P5])*[.R5])" office:value-type="float" office:value="0.00628020375849068" calcext:value-type="float">
            <text:p>0.0062802038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9905528435468" calcext:value-type="float">
            <text:p>0.0299905528</text:p>
          </table:table-cell>
          <table:table-cell office:value-type="float" office:value="0.000913432716806062" calcext:value-type="float">
            <text:p>0.0009134327</text:p>
          </table:table-cell>
          <table:table-cell office:value-type="float" office:value="0.0000363780667065423" calcext:value-type="float">
            <text:p>3.63780667065423E-05</text:p>
          </table:table-cell>
          <table:table-cell table:style-name="ce1" office:value-type="float" office:value="0.00000482140598058182" calcext:value-type="float">
            <text:p>4.82E-06</text:p>
          </table:table-cell>
          <table:table-cell table:style-name="ce1" office:value-type="float" office:value="0.0000043639933276345" calcext:value-type="float">
            <text:p>4.36E-06</text:p>
          </table:table-cell>
          <table:table-cell table:style-name="ce1" office:value-type="float" office:value="0.000000130878572501308" calcext:value-type="float">
            <text:p>1.31E-07</text:p>
          </table:table-cell>
          <table:table-cell/>
          <table:table-cell table:formula="of:=[.B6]+(2*[.C6])+[.D6]+(2*[.E6])+(2*[.F6])" office:value-type="float" office:value="0.001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0944715645321894" calcext:value-type="float">
            <text:p>9.44715645321894E-06</text:p>
          </table:table-cell>
          <table:table-cell table:formula="of:=([.J6]/[.I6])*100" office:value-type="float" office:value="0.0314905215107298" calcext:value-type="float">
            <text:p>0.0314905215</text:p>
          </table:table-cell>
          <table:table-cell/>
          <table:table-cell table:formula="of:=[.J6]/[.H6]" office:value-type="float" office:value="0.00944715645321894" calcext:value-type="float">
            <text:p>0.0094471565</text:p>
          </table:table-cell>
          <table:table-cell table:formula="of:=([.B6]+[.D6])/([.C6]+[.E6]+[.F6])" office:value-type="float" office:value="22.4660656681194" calcext:value-type="float">
            <text:p>22.4660656681</text:p>
          </table:table-cell>
          <table:table-cell table:formula="of:=([.B6]+[.D6])/(2*[.C6]+2*[.E6]+2*[.F6])" office:value-type="float" office:value="11.2330328340597" calcext:value-type="float">
            <text:p>11.2330328341</text:p>
          </table:table-cell>
          <table:table-cell table:formula="of:=([.B6]+[.D6])/([.B6]+(2*[.C6])+[.D6]+(2*[.E6])+(2*[.F6]))" office:value-type="float" office:value="0.918254122786644" calcext:value-type="float">
            <text:p>0.9182541228</text:p>
          </table:table-cell>
          <table:table-cell table:formula="of:=[.D6]/([.B6]+[.D6])" office:value-type="float" office:value="0.00525062274259135" calcext:value-type="float">
            <text:p>0.0052506227</text:p>
          </table:table-cell>
          <table:table-cell table:formula="of:=([.E6]+(2*[.F6]))/(2*([.C6]+[.E6]+[.F6]))" office:value-type="float" office:value="0.0565869574139371" calcext:value-type="float">
            <text:p>0.0565869574</text:p>
          </table:table-cell>
          <table:table-cell table:formula="of:=([.P6]*[.Q6])+((1-[.P6])*[.R6])" office:value-type="float" office:value="0.00944715645321894" calcext:value-type="float">
            <text:p>0.0094471565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9841714871559" calcext:value-type="float">
            <text:p>0.0499841715</text:p>
          </table:table-cell>
          <table:table-cell office:value-type="float" office:value="0.000905522186933922" calcext:value-type="float">
            <text:p>0.0009055222</text:p>
          </table:table-cell>
          <table:table-cell office:value-type="float" office:value="0.0000357507107928903" calcext:value-type="float">
            <text:p>3.57507107928903E-05</text:p>
          </table:table-cell>
          <table:table-cell table:style-name="ce1" office:value-type="float" office:value="0.00000796607262477482" calcext:value-type="float">
            <text:p>7.97E-06</text:p>
          </table:table-cell>
          <table:table-cell table:style-name="ce1" office:value-type="float" office:value="0.00000714787863623817" calcext:value-type="float">
            <text:p>7.15E-06</text:p>
          </table:table-cell>
          <table:table-cell table:style-name="ce1" office:value-type="float" office:value="0.000000357280791523107" calcext:value-type="float">
            <text:p>3.57E-07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0158285128440592" calcext:value-type="float">
            <text:p>1.58285128440592E-05</text:p>
          </table:table-cell>
          <table:table-cell table:formula="of:=([.J7]/[.I7])*100" office:value-type="float" office:value="0.0316570256881184" calcext:value-type="float">
            <text:p>0.0316570257</text:p>
          </table:table-cell>
          <table:table-cell/>
          <table:table-cell table:formula="of:=[.J7]/[.H7]" office:value-type="float" office:value="0.0158285128440592" calcext:value-type="float">
            <text:p>0.0158285128</text:p>
          </table:table-cell>
          <table:table-cell table:formula="of:=([.B7]+[.D7])/([.C7]+[.E7]+[.F7])" office:value-type="float" office:value="21.1182494976733" calcext:value-type="float">
            <text:p>21.1182494977</text:p>
          </table:table-cell>
          <table:table-cell table:formula="of:=([.B7]+[.D7])/(2*[.C7]+2*[.E7]+2*[.F7])" office:value-type="float" office:value="10.5591247488367" calcext:value-type="float">
            <text:p>10.5591247488</text:p>
          </table:table-cell>
          <table:table-cell table:formula="of:=([.B7]+[.D7])/([.B7]+(2*[.C7])+[.D7]+(2*[.E7])+(2*[.F7]))" office:value-type="float" office:value="0.913488259558697" calcext:value-type="float">
            <text:p>0.9134882596</text:p>
          </table:table-cell>
          <table:table-cell table:formula="of:=[.D7]/([.B7]+[.D7])" office:value-type="float" office:value="0.00872049809225047" calcext:value-type="float">
            <text:p>0.0087204981</text:p>
          </table:table-cell>
          <table:table-cell table:formula="of:=([.E7]+(2*[.F7]))/(2*([.C7]+[.E7]+[.F7]))" office:value-type="float" office:value="0.0908829273249789" calcext:value-type="float">
            <text:p>0.0908829273</text:p>
          </table:table-cell>
          <table:table-cell table:formula="of:=([.P7]*[.Q7])+((1-[.P7])*[.R7])" office:value-type="float" office:value="0.0158285128440592" calcext:value-type="float">
            <text:p>0.0158285128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9744985542677" calcext:value-type="float">
            <text:p>0.0799744986</text:p>
          </table:table-cell>
          <table:table-cell office:value-type="float" office:value="0.000893710192651863" calcext:value-type="float">
            <text:p>0.0008937102</text:p>
          </table:table-cell>
          <table:table-cell office:value-type="float" office:value="0.0000348241008084126" calcext:value-type="float">
            <text:p>3.48241008084126E-05</text:p>
          </table:table-cell>
          <table:table-cell office:value-type="float" office:value="0.0000125794283137901" calcext:value-type="float">
            <text:p>1.25794283137901E-05</text:p>
          </table:table-cell>
          <table:table-cell office:value-type="float" office:value="0.0000111401599990243" calcext:value-type="float">
            <text:p>1.11401599990243E-05</text:p>
          </table:table-cell>
          <table:table-cell table:style-name="ce1" office:value-type="float" office:value="0.000000890928709736278" calcext:value-type="float">
            <text:p>8.91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0255014457322869" calcext:value-type="float">
            <text:p>2.55014457322869E-05</text:p>
          </table:table-cell>
          <table:table-cell table:formula="of:=([.J8]/[.I8])*100" office:value-type="float" office:value="0.0318768071653586" calcext:value-type="float">
            <text:p>0.0318768072</text:p>
          </table:table-cell>
          <table:table-cell/>
          <table:table-cell table:formula="of:=[.J8]/[.H8]" office:value-type="float" office:value="0.0255014457322869" calcext:value-type="float">
            <text:p>0.0255014457</text:p>
          </table:table-cell>
          <table:table-cell table:formula="of:=([.B8]+[.D8])/([.C8]+[.E8]+[.F8])" office:value-type="float" office:value="19.3423531161577" calcext:value-type="float">
            <text:p>19.3423531162</text:p>
          </table:table-cell>
          <table:table-cell table:formula="of:=([.B8]+[.D8])/(2*[.C8]+2*[.E8]+2*[.F8])" office:value-type="float" office:value="9.67117655807884" calcext:value-type="float">
            <text:p>9.6711765581</text:p>
          </table:table-cell>
          <table:table-cell table:formula="of:=([.B8]+[.D8])/([.B8]+(2*[.C8])+[.D8]+(2*[.E8])+(2*[.F8]))" office:value-type="float" office:value="0.906289620965654" calcext:value-type="float">
            <text:p>0.906289621</text:p>
          </table:table-cell>
          <table:table-cell table:formula="of:=[.D8]/([.B8]+[.D8])" office:value-type="float" office:value="0.0138801416487443" calcext:value-type="float">
            <text:p>0.0138801416</text:p>
          </table:table-cell>
          <table:table-cell table:formula="of:=([.E8]+(2*[.F8]))/(2*([.C8]+[.E8]+[.F8]))" office:value-type="float" office:value="0.13789312935935" calcext:value-type="float">
            <text:p>0.1378931294</text:p>
          </table:table-cell>
          <table:table-cell table:formula="of:=([.P8]*[.Q8])+((1-[.P8])*[.R8])" office:value-type="float" office:value="0.0255014457322869" calcext:value-type="float">
            <text:p>0.0255014457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9679956728513" calcext:value-type="float">
            <text:p>0.0999679957</text:p>
          </table:table-cell>
          <table:table-cell office:value-type="float" office:value="0.000885880270684009" calcext:value-type="float">
            <text:p>0.0008858803</text:p>
          </table:table-cell>
          <table:table-cell office:value-type="float" office:value="0.0000342165760338408" calcext:value-type="float">
            <text:p>3.42165760338408E-05</text:p>
          </table:table-cell>
          <table:table-cell office:value-type="float" office:value="0.000015586502811687" calcext:value-type="float">
            <text:p>1.5586502811687E-05</text:p>
          </table:table-cell>
          <table:table-cell office:value-type="float" office:value="0.0000136822500995631" calcext:value-type="float">
            <text:p>1.36822500995631E-05</text:p>
          </table:table-cell>
          <table:table-cell table:style-name="ce1" office:value-type="float" office:value="0.00000136778711874799" calcext:value-type="float">
            <text:p>1.37E-06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0320043271487461" calcext:value-type="float">
            <text:p>3.20043271487461E-05</text:p>
          </table:table-cell>
          <table:table-cell table:formula="of:=([.J9]/[.I9])*100" office:value-type="float" office:value="0.0320043271487461" calcext:value-type="float">
            <text:p>0.0320043271</text:p>
          </table:table-cell>
          <table:table-cell/>
          <table:table-cell table:formula="of:=[.J9]/[.H9]" office:value-type="float" office:value="0.0320043271487461" calcext:value-type="float">
            <text:p>0.0320043271</text:p>
          </table:table-cell>
          <table:table-cell table:formula="of:=([.B9]+[.D9])/([.C9]+[.E9]+[.F9])" office:value-type="float" office:value="18.2977216006688" calcext:value-type="float">
            <text:p>18.2977216007</text:p>
          </table:table-cell>
          <table:table-cell table:formula="of:=([.B9]+[.D9])/(2*[.C9]+2*[.E9]+2*[.F9])" office:value-type="float" office:value="9.14886080033441" calcext:value-type="float">
            <text:p>9.1488608003</text:p>
          </table:table-cell>
          <table:table-cell table:formula="of:=([.B9]+[.D9])/([.B9]+(2*[.C9])+[.D9]+(2*[.E9])+(2*[.F9]))" office:value-type="float" office:value="0.901466773495696" calcext:value-type="float">
            <text:p>0.9014667735</text:p>
          </table:table-cell>
          <table:table-cell table:formula="of:=[.D9]/([.B9]+[.D9])" office:value-type="float" office:value="0.017290157851571" calcext:value-type="float">
            <text:p>0.0172901579</text:p>
          </table:table-cell>
          <table:table-cell table:formula="of:=([.E9]+(2*[.F9]))/(2*([.C9]+[.E9]+[.F9]))" office:value-type="float" office:value="0.166622213841156" calcext:value-type="float">
            <text:p>0.1666222138</text:p>
          </table:table-cell>
          <table:table-cell table:formula="of:=([.P9]*[.Q9])+((1-[.P9])*[.R9])" office:value-type="float" office:value="0.0320043271487461" calcext:value-type="float">
            <text:p>0.0320043271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9935123593448" calcext:value-type="float">
            <text:p>0.1999351236</text:p>
          </table:table-cell>
          <table:table-cell office:value-type="float" office:value="0.000847456083491167" calcext:value-type="float">
            <text:p>0.0008474561</text:p>
          </table:table-cell>
          <table:table-cell office:value-type="float" office:value="0.0000313127270662538" calcext:value-type="float">
            <text:p>3.13127270662538E-05</text:p>
          </table:table-cell>
          <table:table-cell office:value-type="float" office:value="0.0000298207776755373" calcext:value-type="float">
            <text:p>2.98207776755373E-05</text:p>
          </table:table-cell>
          <table:table-cell office:value-type="float" office:value="0.0000250420558241574" calcext:value-type="float">
            <text:p>2.50420558241574E-05</text:p>
          </table:table-cell>
          <table:table-cell table:style-name="ce1" office:value-type="float" office:value="0.00000500678652623693" calcext:value-type="float">
            <text:p>5.01E-06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0648764065521685" calcext:value-type="float">
            <text:p>6.48764065521685E-05</text:p>
          </table:table-cell>
          <table:table-cell table:formula="of:=([.J10]/[.I10])*100" office:value-type="float" office:value="0.0324382032760843" calcext:value-type="float">
            <text:p>0.0324382033</text:p>
          </table:table-cell>
          <table:table-cell/>
          <table:table-cell table:formula="of:=[.J10]/[.H10]" office:value-type="float" office:value="0.0648764065521685" calcext:value-type="float">
            <text:p>0.0648764066</text:p>
          </table:table-cell>
          <table:table-cell table:formula="of:=([.B10]+[.D10])/([.C10]+[.E10]+[.F10])" office:value-type="float" office:value="14.2968452323954" calcext:value-type="float">
            <text:p>14.2968452324</text:p>
          </table:table-cell>
          <table:table-cell table:formula="of:=([.B10]+[.D10])/(2*[.C10]+2*[.E10]+2*[.F10])" office:value-type="float" office:value="7.1484226161977" calcext:value-type="float">
            <text:p>7.1484226162</text:p>
          </table:table-cell>
          <table:table-cell table:formula="of:=([.B10]+[.D10])/([.B10]+(2*[.C10])+[.D10]+(2*[.E10])+(2*[.F10]))" office:value-type="float" office:value="0.877276861166704" calcext:value-type="float">
            <text:p>0.8772768612</text:p>
          </table:table-cell>
          <table:table-cell table:formula="of:=[.D10]/([.B10]+[.D10])" office:value-type="float" office:value="0.033992436134561" calcext:value-type="float">
            <text:p>0.0339924361</text:p>
          </table:table-cell>
          <table:table-cell table:formula="of:=([.E10]+(2*[.F10]))/(2*([.C10]+[.E10]+[.F10]))" office:value-type="float" office:value="0.285648079163375" calcext:value-type="float">
            <text:p>0.2856480792</text:p>
          </table:table-cell>
          <table:table-cell table:formula="of:=([.P10]*[.Q10])+((1-[.P10])*[.R10])" office:value-type="float" office:value="0.0648764065521685" calcext:value-type="float">
            <text:p>0.0648764066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990223799468" calcext:value-type="float">
            <text:p>0.299902238</text:p>
          </table:table-cell>
          <table:table-cell office:value-type="float" office:value="0.000810579172277744" calcext:value-type="float">
            <text:p>0.0008105792</text:p>
          </table:table-cell>
          <table:table-cell office:value-type="float" office:value="0.0000286468827215286" calcext:value-type="float">
            <text:p>2.86468827215286E-05</text:p>
          </table:table-cell>
          <table:table-cell office:value-type="float" office:value="0.0000427846333794828" calcext:value-type="float">
            <text:p>4.27846333794828E-05</text:p>
          </table:table-cell>
          <table:table-cell office:value-type="float" office:value="0.0000343650569590302" calcext:value-type="float">
            <text:p>3.43650569590302E-05</text:p>
          </table:table-cell>
          <table:table-cell table:style-name="ce1" office:value-type="float" office:value="0.0000103061574908278" calcext:value-type="float">
            <text:p>1.03E-05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0977620053201686" calcext:value-type="float">
            <text:p>0.000097762</text:p>
          </table:table-cell>
          <table:table-cell table:formula="of:=([.J11]/[.I11])*100" office:value-type="float" office:value="0.0325873351067229" calcext:value-type="float">
            <text:p>0.0325873351</text:p>
          </table:table-cell>
          <table:table-cell/>
          <table:table-cell table:formula="of:=[.J11]/[.H11]" office:value-type="float" office:value="0.0977620053201686" calcext:value-type="float">
            <text:p>0.0977620053</text:p>
          </table:table-cell>
          <table:table-cell table:formula="of:=([.B11]+[.D11])/([.C11]+[.E11]+[.F11])" office:value-type="float" office:value="11.639197395732" calcext:value-type="float">
            <text:p>11.6391973957</text:p>
          </table:table-cell>
          <table:table-cell table:formula="of:=([.B11]+[.D11])/(2*[.C11]+2*[.E11]+2*[.F11])" office:value-type="float" office:value="5.81959869786599" calcext:value-type="float">
            <text:p>5.8195986979</text:p>
          </table:table-cell>
          <table:table-cell table:formula="of:=([.B11]+[.D11])/([.B11]+(2*[.C11])+[.D11]+(2*[.E11])+(2*[.F11]))" office:value-type="float" office:value="0.853363805657227" calcext:value-type="float">
            <text:p>0.8533638057</text:p>
          </table:table-cell>
          <table:table-cell table:formula="of:=[.D11]/([.B11]+[.D11])" office:value-type="float" office:value="0.0501364518811901" calcext:value-type="float">
            <text:p>0.0501364519</text:p>
          </table:table-cell>
          <table:table-cell table:formula="of:=([.E11]+(2*[.F11]))/(2*([.C11]+[.E11]+[.F11]))" office:value-type="float" office:value="0.374923614098795" calcext:value-type="float">
            <text:p>0.3749236141</text:p>
          </table:table-cell>
          <table:table-cell table:formula="of:=([.P11]*[.Q11])+((1-[.P11])*[.R11])" office:value-type="float" office:value="0.0977620053201686" calcext:value-type="float">
            <text:p>0.0977620053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9838591164992" calcext:value-type="float">
            <text:p>0.4998385912</text:p>
          </table:table-cell>
          <table:table-cell office:value-type="float" office:value="0.000742467332822821" calcext:value-type="float">
            <text:p>0.0007424673</text:p>
          </table:table-cell>
          <table:table-cell office:value-type="float" office:value="0.0000240348374774738" calcext:value-type="float">
            <text:p>2.40348374774738E-05</text:p>
          </table:table-cell>
          <table:table-cell office:value-type="float" office:value="0.0000653160333098571" calcext:value-type="float">
            <text:p>0.000065316</text:p>
          </table:table-cell>
          <table:table-cell office:value-type="float" office:value="0.0000480541572144803" calcext:value-type="float">
            <text:p>4.80541572144803E-05</text:p>
          </table:table-cell>
          <table:table-cell table:style-name="ce1" office:value-type="float" office:value="0.0000240193222417069" calcext:value-type="float">
            <text:p>2.40E-05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161408835007751" calcext:value-type="float">
            <text:p>0.0001614088</text:p>
          </table:table-cell>
          <table:table-cell table:formula="of:=([.J12]/[.I12])*100" office:value-type="float" office:value="0.0322817670015503" calcext:value-type="float">
            <text:p>0.032281767</text:p>
          </table:table-cell>
          <table:table-cell/>
          <table:table-cell table:formula="of:=[.J12]/[.H12]" office:value-type="float" office:value="0.161408835007751" calcext:value-type="float">
            <text:p>0.161408835</text:p>
          </table:table-cell>
          <table:table-cell table:formula="of:=([.B12]+[.D12])/([.C12]+[.E12]+[.F12])" office:value-type="float" office:value="8.40492677330154" calcext:value-type="float">
            <text:p>8.4049267733</text:p>
          </table:table-cell>
          <table:table-cell table:formula="of:=([.B12]+[.D12])/(2*[.C12]+2*[.E12]+2*[.F12])" office:value-type="float" office:value="4.20246338665077" calcext:value-type="float">
            <text:p>4.2024633867</text:p>
          </table:table-cell>
          <table:table-cell table:formula="of:=([.B12]+[.D12])/([.B12]+(2*[.C12])+[.D12]+(2*[.E12])+(2*[.F12]))" office:value-type="float" office:value="0.807783366132678" calcext:value-type="float">
            <text:p>0.8077833661</text:p>
          </table:table-cell>
          <table:table-cell table:formula="of:=[.D12]/([.B12]+[.D12])" office:value-type="float" office:value="0.0808583539205102" calcext:value-type="float">
            <text:p>0.0808583539</text:p>
          </table:table-cell>
          <table:table-cell table:formula="of:=([.E12]+(2*[.F12]))/(2*([.C12]+[.E12]+[.F12]))" office:value-type="float" office:value="0.499919282553987" calcext:value-type="float">
            <text:p>0.4999192826</text:p>
          </table:table-cell>
          <table:table-cell table:formula="of:=([.P12]*[.Q12])+((1-[.P12])*[.R12])" office:value-type="float" office:value="0.161408835007751" calcext:value-type="float">
            <text:p>0.161408835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9752251854587" calcext:value-type="float">
            <text:p>0.7997522519</text:p>
          </table:table-cell>
          <table:table-cell office:value-type="float" office:value="0.000655001421483529" calcext:value-type="float">
            <text:p>0.0006550014</text:p>
          </table:table-cell>
          <table:table-cell office:value-type="float" office:value="0.0000187055711895413" calcext:value-type="float">
            <text:p>1.87055711895413E-05</text:p>
          </table:table-cell>
          <table:table-cell office:value-type="float" office:value="0.0000921956396766957" calcext:value-type="float">
            <text:p>9.21956396766957E-05</text:p>
          </table:table-cell>
          <table:table-cell office:value-type="float" office:value="0.0000598392907242478" calcext:value-type="float">
            <text:p>5.98392907242478E-05</text:p>
          </table:table-cell>
          <table:table-cell table:style-name="ce1" office:value-type="float" office:value="0.0000478566075060985" calcext:value-type="float">
            <text:p>4.79E-05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247748145413141" calcext:value-type="float">
            <text:p>0.0002477481</text:p>
          </table:table-cell>
          <table:table-cell table:formula="of:=([.J13]/[.I13])*100" office:value-type="float" office:value="0.0309685181766426" calcext:value-type="float">
            <text:p>0.0309685182</text:p>
          </table:table-cell>
          <table:table-cell/>
          <table:table-cell table:formula="of:=[.J13]/[.H13]" office:value-type="float" office:value="0.247748145413141" calcext:value-type="float">
            <text:p>0.2477481454</text:p>
          </table:table-cell>
          <table:table-cell table:formula="of:=([.B13]+[.D13])/([.C13]+[.E13]+[.F13])" office:value-type="float" office:value="5.91130043495098" calcext:value-type="float">
            <text:p>5.911300435</text:p>
          </table:table-cell>
          <table:table-cell table:formula="of:=([.B13]+[.D13])/(2*[.C13]+2*[.E13]+2*[.F13])" office:value-type="float" office:value="2.95565021747549" calcext:value-type="float">
            <text:p>2.9556502175</text:p>
          </table:table-cell>
          <table:table-cell table:formula="of:=([.B13]+[.D13])/([.B13]+(2*[.C13])+[.D13]+(2*[.E13])+(2*[.F13]))" office:value-type="float" office:value="0.747197061160225" calcext:value-type="float">
            <text:p>0.7471970612</text:p>
          </table:table-cell>
          <table:table-cell table:formula="of:=[.D13]/([.B13]+[.D13])" office:value-type="float" office:value="0.123388654036644" calcext:value-type="float">
            <text:p>0.123388654</text:p>
          </table:table-cell>
          <table:table-cell table:formula="of:=([.E13]+(2*[.F13]))/(2*([.C13]+[.E13]+[.F13]))" office:value-type="float" office:value="0.615311303145225" calcext:value-type="float">
            <text:p>0.6153113031</text:p>
          </table:table-cell>
          <table:table-cell table:formula="of:=([.P13]*[.Q13])+((1-[.P13])*[.R13])" office:value-type="float" office:value="0.24774814541314" calcext:value-type="float">
            <text:p>0.2477481454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9701606209115" calcext:value-type="float">
            <text:p>0.9997016062</text:p>
          </table:table-cell>
          <table:table-cell office:value-type="float" office:value="0.000605663137013565" calcext:value-type="float">
            <text:p>0.0006056631</text:p>
          </table:table-cell>
          <table:table-cell office:value-type="float" office:value="0.0000159936936294181" calcext:value-type="float">
            <text:p>1.59936936294181E-05</text:p>
          </table:table-cell>
          <table:table-cell office:value-type="float" office:value="0.000106564904317364" calcext:value-type="float">
            <text:p>0.0001065649</text:p>
          </table:table-cell>
          <table:table-cell office:value-type="float" office:value="0.000063955684842183" calcext:value-type="float">
            <text:p>6.3955684842183E-05</text:p>
          </table:table-cell>
          <table:table-cell table:style-name="ce1" office:value-type="float" office:value="0.0000639366008629343" calcext:value-type="float">
            <text:p>6.39E-05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298393790885415" calcext:value-type="float">
            <text:p>0.0002983938</text:p>
          </table:table-cell>
          <table:table-cell table:formula="of:=([.J14]/[.I14])*100" office:value-type="float" office:value="0.0298393790885415" calcext:value-type="float">
            <text:p>0.0298393791</text:p>
          </table:table-cell>
          <table:table-cell/>
          <table:table-cell table:formula="of:=[.J14]/[.H14]" office:value-type="float" office:value="0.298393790885415" calcext:value-type="float">
            <text:p>0.2983937909</text:p>
          </table:table-cell>
          <table:table-cell table:formula="of:=([.B14]+[.D14])/([.C14]+[.E14]+[.F14])" office:value-type="float" office:value="4.94994748359044" calcext:value-type="float">
            <text:p>4.9499474836</text:p>
          </table:table-cell>
          <table:table-cell table:formula="of:=([.B14]+[.D14])/(2*[.C14]+2*[.E14]+2*[.F14])" office:value-type="float" office:value="2.47497374179522" calcext:value-type="float">
            <text:p>2.4749737418</text:p>
          </table:table-cell>
          <table:table-cell table:formula="of:=([.B14]+[.D14])/([.B14]+(2*[.C14])+[.D14]+(2*[.E14])+(2*[.F14]))" office:value-type="float" office:value="0.712228041330929" calcext:value-type="float">
            <text:p>0.7122280413</text:p>
          </table:table-cell>
          <table:table-cell table:formula="of:=[.D14]/([.B14]+[.D14])" office:value-type="float" office:value="0.149621888121995" calcext:value-type="float">
            <text:p>0.1496218881</text:p>
          </table:table-cell>
          <table:table-cell table:formula="of:=([.E14]+(2*[.F14]))/(2*([.C14]+[.E14]+[.F14]))" office:value-type="float" office:value="0.666600343741793" calcext:value-type="float">
            <text:p>0.6666003437</text:p>
          </table:table-cell>
          <table:table-cell table:formula="of:=([.P14]*[.Q14])+((1-[.P14])*[.R14])" office:value-type="float" office:value="0.298393790885415" calcext:value-type="float">
            <text:p>0.2983937909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951730174081" calcext:value-type="float">
            <text:p>1.9995173017</text:p>
          </table:table-cell>
          <table:table-cell office:value-type="float" office:value="0.000434866276619052" calcext:value-type="float">
            <text:p>0.0004348663</text:p>
          </table:table-cell>
          <table:table-cell table:style-name="ce1" office:value-type="float" office:value="0.00000824513838436656" calcext:value-type="float">
            <text:p>8.25E-06</text:p>
          </table:table-cell>
          <table:table-cell office:value-type="float" office:value="0.000153035985351638" calcext:value-type="float">
            <text:p>0.000153036</text:p>
          </table:table-cell>
          <table:table-cell office:value-type="float" office:value="0.0000659451874191527" calcext:value-type="float">
            <text:p>6.59451874191527E-05</text:p>
          </table:table-cell>
          <table:table-cell table:style-name="ce1" office:value-type="float" office:value="0.000131858543211136" calcext:value-type="float">
            <text:p>1.32E-04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482698259193063" calcext:value-type="float">
            <text:p>0.0004826983</text:p>
          </table:table-cell>
          <table:table-cell table:formula="of:=([.J15]/[.I15])*100" office:value-type="float" office:value="0.0241349129596531" calcext:value-type="float">
            <text:p>0.024134913</text:p>
          </table:table-cell>
          <table:table-cell/>
          <table:table-cell table:formula="of:=[.J15]/[.H15]" office:value-type="float" office:value="0.482698259193063" calcext:value-type="float">
            <text:p>0.4826982592</text:p>
          </table:table-cell>
          <table:table-cell table:formula="of:=([.B15]+[.D15])/([.C15]+[.E15]+[.F15])" office:value-type="float" office:value="2.85321761183205" calcext:value-type="float">
            <text:p>2.8532176118</text:p>
          </table:table-cell>
          <table:table-cell table:formula="of:=([.B15]+[.D15])/(2*[.C15]+2*[.E15]+2*[.F15])" office:value-type="float" office:value="1.42660880591602" calcext:value-type="float">
            <text:p>1.4266088059</text:p>
          </table:table-cell>
          <table:table-cell table:formula="of:=([.B15]+[.D15])/([.B15]+(2*[.C15])+[.D15]+(2*[.E15])+(2*[.F15]))" office:value-type="float" office:value="0.587902261970689" calcext:value-type="float">
            <text:p>0.587902262</text:p>
          </table:table-cell>
          <table:table-cell table:formula="of:=[.D15]/([.B15]+[.D15])" office:value-type="float" office:value="0.260308549993753" calcext:value-type="float">
            <text:p>0.26030855</text:p>
          </table:table-cell>
          <table:table-cell table:formula="of:=([.E15]+(2*[.F15]))/(2*([.C15]+[.E15]+[.F15]))" office:value-type="float" office:value="0.799961376681901" calcext:value-type="float">
            <text:p>0.7999613767</text:p>
          </table:table-cell>
          <table:table-cell table:formula="of:=([.P15]*[.Q15])+((1-[.P15])*[.R15])" office:value-type="float" office:value="0.482698259193063" calcext:value-type="float">
            <text:p>0.4826982592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940631274416" calcext:value-type="float">
            <text:p>2.9994063127</text:p>
          </table:table-cell>
          <table:table-cell office:value-type="float" office:value="0.000337001406737061" calcext:value-type="float">
            <text:p>0.0003370014</text:p>
          </table:table-cell>
          <table:table-cell table:style-name="ce1" office:value-type="float" office:value="0.00000495164973902424" calcext:value-type="float">
            <text:p>4.95E-06</text:p>
          </table:table-cell>
          <table:table-cell office:value-type="float" office:value="0.000177901529831661" calcext:value-type="float">
            <text:p>0.0001779015</text:p>
          </table:table-cell>
          <table:table-cell table:style-name="ce1" office:value-type="float" office:value="0.0000594080379429091" calcext:value-type="float">
            <text:p>5.94E-05</text:p>
          </table:table-cell>
          <table:table-cell table:style-name="ce1" office:value-type="float" office:value="0.000178188844033706" calcext:value-type="float">
            <text:p>1.78E-04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593687255841982" calcext:value-type="float">
            <text:p>0.0005936873</text:p>
          </table:table-cell>
          <table:table-cell table:formula="of:=([.J16]/[.I16])*100" office:value-type="float" office:value="0.0197895751947327" calcext:value-type="float">
            <text:p>0.0197895752</text:p>
          </table:table-cell>
          <table:table-cell/>
          <table:table-cell table:formula="of:=[.J16]/[.H16]" office:value-type="float" office:value="0.593687255841982" calcext:value-type="float">
            <text:p>0.5936872558</text:p>
          </table:table-cell>
          <table:table-cell table:formula="of:=([.B16]+[.D16])/([.C16]+[.E16]+[.F16])" office:value-type="float" office:value="2.12288622374506" calcext:value-type="float">
            <text:p>2.1228862237</text:p>
          </table:table-cell>
          <table:table-cell table:formula="of:=([.B16]+[.D16])/(2*[.C16]+2*[.E16]+2*[.F16])" office:value-type="float" office:value="1.06144311187253" calcext:value-type="float">
            <text:p>1.0614431119</text:p>
          </table:table-cell>
          <table:table-cell table:formula="of:=([.B16]+[.D16])/([.B16]+(2*[.C16])+[.D16]+(2*[.E16])+(2*[.F16]))" office:value-type="float" office:value="0.514902936568722" calcext:value-type="float">
            <text:p>0.5149029366</text:p>
          </table:table-cell>
          <table:table-cell table:formula="of:=[.D16]/([.B16]+[.D16])" office:value-type="float" office:value="0.345504982001433" calcext:value-type="float">
            <text:p>0.345504982</text:p>
          </table:table-cell>
          <table:table-cell table:formula="of:=([.E16]+(2*[.F16]))/(2*([.C16]+[.E16]+[.F16]))" office:value-type="float" office:value="0.857118620898894" calcext:value-type="float">
            <text:p>0.8571186209</text:p>
          </table:table-cell>
          <table:table-cell table:formula="of:=([.P16]*[.Q16])+((1-[.P16])*[.R16])" office:value-type="float" office:value="0.593687255841982" calcext:value-type="float">
            <text:p>0.5936872558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928279097579" calcext:value-type="float">
            <text:p>4.999282791</text:p>
          </table:table-cell>
          <table:table-cell office:value-type="float" office:value="0.000231425201888676" calcext:value-type="float">
            <text:p>0.0002314252</text:p>
          </table:table-cell>
          <table:table-cell table:style-name="ce1" office:value-type="float" office:value="0.00000233511240730472" calcext:value-type="float">
            <text:p>2.34E-06</text:p>
          </table:table-cell>
          <table:table-cell office:value-type="float" office:value="0.000203624965139221" calcext:value-type="float">
            <text:p>0.000203625</text:p>
          </table:table-cell>
          <table:table-cell table:style-name="ce1" office:value-type="float" office:value="0.0000466955490913269" calcext:value-type="float">
            <text:p>4.67E-05</text:p>
          </table:table-cell>
          <table:table-cell table:style-name="ce1" office:value-type="float" office:value="0.00023344425498742" calcext:value-type="float">
            <text:p>2.33E-04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717209024205387" calcext:value-type="float">
            <text:p>0.000717209</text:p>
          </table:table-cell>
          <table:table-cell table:formula="of:=([.J17]/[.I17])*100" office:value-type="float" office:value="0.0143441804841078" calcext:value-type="float">
            <text:p>0.0143441805</text:p>
          </table:table-cell>
          <table:table-cell/>
          <table:table-cell table:formula="of:=[.J17]/[.H17]" office:value-type="float" office:value="0.717209024205387" calcext:value-type="float">
            <text:p>0.7172090242</text:p>
          </table:table-cell>
          <table:table-cell table:formula="of:=([.B17]+[.D17])/([.C17]+[.E17]+[.F17])" office:value-type="float" office:value="1.54013734189167" calcext:value-type="float">
            <text:p>1.5401373419</text:p>
          </table:table-cell>
          <table:table-cell table:formula="of:=([.B17]+[.D17])/(2*[.C17]+2*[.E17]+2*[.F17])" office:value-type="float" office:value="0.770068670945833" calcext:value-type="float">
            <text:p>0.7700686709</text:p>
          </table:table-cell>
          <table:table-cell table:formula="of:=([.B17]+[.D17])/([.B17]+(2*[.C17])+[.D17]+(2*[.E17])+(2*[.F17]))" office:value-type="float" office:value="0.435050167027897" calcext:value-type="float">
            <text:p>0.435050167</text:p>
          </table:table-cell>
          <table:table-cell table:formula="of:=[.D17]/([.B17]+[.D17])" office:value-type="float" office:value="0.468049389637778" calcext:value-type="float">
            <text:p>0.4680493896</text:p>
          </table:table-cell>
          <table:table-cell table:formula="of:=([.E17]+(2*[.F17]))/(2*([.C17]+[.E17]+[.F17]))" office:value-type="float" office:value="0.909079052850215" calcext:value-type="float">
            <text:p>0.9090790529</text:p>
          </table:table-cell>
          <table:table-cell table:formula="of:=([.P17]*[.Q17])+((1-[.P17])*[.R17])" office:value-type="float" office:value="0.717209024205387" calcext:value-type="float">
            <text:p>0.7172090242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919366536598" calcext:value-type="float">
            <text:p>7.9991936654</text:p>
          </table:table-cell>
          <table:table-cell office:value-type="float" office:value="0.000157088126469727" calcext:value-type="float">
            <text:p>0.0001570881</text:p>
          </table:table-cell>
          <table:table-cell table:style-name="ce1" office:value-type="float" office:value="0.00000107590322522888" calcext:value-type="float">
            <text:p>1.08E-06</text:p>
          </table:table-cell>
          <table:table-cell office:value-type="float" office:value="0.00022115778892431" calcext:value-type="float">
            <text:p>0.0002211578</text:p>
          </table:table-cell>
          <table:table-cell table:style-name="ce1" office:value-type="float" office:value="0.0000344254330551907" calcext:value-type="float">
            <text:p>3.44E-05</text:p>
          </table:table-cell>
          <table:table-cell table:style-name="ce1" office:value-type="float" office:value="0.000275375706022562" calcext:value-type="float">
            <text:p>2.75E-04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806334634024624" calcext:value-type="float">
            <text:p>0.0008063346</text:p>
          </table:table-cell>
          <table:table-cell table:formula="of:=([.J18]/[.I18])*100" office:value-type="float" office:value="0.0100791829253078" calcext:value-type="float">
            <text:p>0.0100791829</text:p>
          </table:table-cell>
          <table:table-cell/>
          <table:table-cell table:formula="of:=[.J18]/[.H18]" office:value-type="float" office:value="0.806334634024624" calcext:value-type="float">
            <text:p>0.806334634</text:p>
          </table:table-cell>
          <table:table-cell table:formula="of:=([.B18]+[.D18])/([.C18]+[.E18]+[.F18])" office:value-type="float" office:value="1.21670584804843" calcext:value-type="float">
            <text:p>1.216705848</text:p>
          </table:table-cell>
          <table:table-cell table:formula="of:=([.B18]+[.D18])/(2*[.C18]+2*[.E18]+2*[.F18])" office:value-type="float" office:value="0.608352924024215" calcext:value-type="float">
            <text:p>0.608352924</text:p>
          </table:table-cell>
          <table:table-cell table:formula="of:=([.B18]+[.D18])/([.B18]+(2*[.C18])+[.D18]+(2*[.E18])+(2*[.F18]))" office:value-type="float" office:value="0.378245915394037" calcext:value-type="float">
            <text:p>0.3782459154</text:p>
          </table:table-cell>
          <table:table-cell table:formula="of:=[.D18]/([.B18]+[.D18])" office:value-type="float" office:value="0.584693131963947" calcext:value-type="float">
            <text:p>0.584693132</text:p>
          </table:table-cell>
          <table:table-cell table:formula="of:=([.E18]+(2*[.F18]))/(2*([.C18]+[.E18]+[.F18]))" office:value-type="float" office:value="0.941170889888356" calcext:value-type="float">
            <text:p>0.9411708899</text:p>
          </table:table-cell>
          <table:table-cell table:formula="of:=([.P18]*[.Q18])+((1-[.P18])*[.R18])" office:value-type="float" office:value="0.806334634024624" calcext:value-type="float">
            <text:p>0.806334634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915995201588" calcext:value-type="float">
            <text:p>9.999159952</text:p>
          </table:table-cell>
          <table:table-cell office:value-type="float" office:value="0.000129326850844585" calcext:value-type="float">
            <text:p>0.0001293269</text:p>
          </table:table-cell>
          <table:table-cell table:style-name="ce1" office:value-type="float" office:value="0.000000729228937632857" calcext:value-type="float">
            <text:p>7.29E-07</text:p>
          </table:table-cell>
          <table:table-cell office:value-type="float" office:value="0.000227596136712649" calcext:value-type="float">
            <text:p>0.0002275961</text:p>
          </table:table-cell>
          <table:table-cell table:style-name="ce1" office:value-type="float" office:value="0.0000291667071561182" calcext:value-type="float">
            <text:p>2.92E-05</text:p>
          </table:table-cell>
          <table:table-cell table:style-name="ce1" office:value-type="float" office:value="0.000291642570127632" calcext:value-type="float">
            <text:p>2.92E-04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840047984124031" calcext:value-type="float">
            <text:p>0.000840048</text:p>
          </table:table-cell>
          <table:table-cell table:formula="of:=([.J19]/[.I19])*100" office:value-type="float" office:value="0.00840047984124031" calcext:value-type="float">
            <text:p>0.0084004798</text:p>
          </table:table-cell>
          <table:table-cell/>
          <table:table-cell table:formula="of:=[.J19]/[.H19]" office:value-type="float" office:value="0.840047984124031" calcext:value-type="float">
            <text:p>0.8400479841</text:p>
          </table:table-cell>
          <table:table-cell table:formula="of:=([.B19]+[.D19])/([.C19]+[.E19]+[.F19])" office:value-type="float" office:value="1.11004741469903" calcext:value-type="float">
            <text:p>1.1100474147</text:p>
          </table:table-cell>
          <table:table-cell table:formula="of:=([.B19]+[.D19])/(2*[.C19]+2*[.E19]+2*[.F19])" office:value-type="float" office:value="0.555023707349515" calcext:value-type="float">
            <text:p>0.5550237073</text:p>
          </table:table-cell>
          <table:table-cell table:formula="of:=([.B19]+[.D19])/([.B19]+(2*[.C19])+[.D19]+(2*[.E19])+(2*[.F19]))" office:value-type="float" office:value="0.356922987557234" calcext:value-type="float">
            <text:p>0.3569229876</text:p>
          </table:table-cell>
          <table:table-cell table:formula="of:=[.D19]/([.B19]+[.D19])" office:value-type="float" office:value="0.637661749584434" calcext:value-type="float">
            <text:p>0.6376617496</text:p>
          </table:table-cell>
          <table:table-cell table:formula="of:=([.E19]+(2*[.F19]))/(2*([.C19]+[.E19]+[.F19]))" office:value-type="float" office:value="0.952377142334707" calcext:value-type="float">
            <text:p>0.9523771423</text:p>
          </table:table-cell>
          <table:table-cell table:formula="of:=([.P19]*[.Q19])+((1-[.P19])*[.R19])" office:value-type="float" office:value="0.840047984124031" calcext:value-type="float">
            <text:p>0.8400479841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91798915883101" calcext:value-type="float">
            <text:p>0.0099179892</text:p>
          </table:table-cell>
          <table:table-cell office:value-type="float" office:value="0.00634160102650157" calcext:value-type="float">
            <text:p>0.006341601</text:p>
          </table:table-cell>
          <table:table-cell office:value-type="float" office:value="0.0017534133960586" calcext:value-type="float">
            <text:p>0.0017534134</text:p>
          </table:table-cell>
          <table:table-cell office:value-type="float" office:value="0.0000110696837205634" calcext:value-type="float">
            <text:p>1.10696837205634E-05</text:p>
          </table:table-cell>
          <table:table-cell office:value-type="float" office:value="0.0000695613402122331" calcext:value-type="float">
            <text:p>6.95613402122331E-05</text:p>
          </table:table-cell>
          <table:table-cell table:style-name="ce1" office:value-type="float" office:value="0.000000689908618098683" calcext:value-type="float">
            <text:p>6.90E-07</text:p>
          </table:table-cell>
          <table:table-cell/>
          <table:table-cell table:formula="of:=[.B22]+(2*[.C22])+[.D22]+(2*[.E22])+(2*[.F22])" office:value-type="float" office:value="0.01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0820108411689939" calcext:value-type="float">
            <text:p>8.20108411689939E-05</text:p>
          </table:table-cell>
          <table:table-cell table:formula="of:=([.J22]/[.I22])*100" office:value-type="float" office:value="0.820108411689939" calcext:value-type="float">
            <text:p>0.8201084117</text:p>
          </table:table-cell>
          <table:table-cell/>
          <table:table-cell table:formula="of:=[.J22]/[.H22]" office:value-type="float" office:value="0.00820108411689939" calcext:value-type="float">
            <text:p>0.0082010841</text:p>
          </table:table-cell>
          <table:table-cell table:formula="of:=([.B22]+[.D22])/([.C22]+[.E22]+[.F22])" office:value-type="float" office:value="3.483464313478" calcext:value-type="float">
            <text:p>3.4834643135</text:p>
          </table:table-cell>
          <table:table-cell table:formula="of:=([.B22]+[.D22])/(2*[.C22]+2*[.E22]+2*[.F22])" office:value-type="float" office:value="1.741732156739" calcext:value-type="float">
            <text:p>1.7417321567</text:p>
          </table:table-cell>
          <table:table-cell table:formula="of:=([.B22]+[.D22])/([.B22]+(2*[.C22])+[.D22]+(2*[.E22])+(2*[.F22]))" office:value-type="float" office:value="0.635267071022213" calcext:value-type="float">
            <text:p>0.635267071</text:p>
          </table:table-cell>
          <table:table-cell table:formula="of:=[.D22]/([.B22]+[.D22])" office:value-type="float" office:value="0.00174252440044643" calcext:value-type="float">
            <text:p>0.0017425244</text:p>
          </table:table-cell>
          <table:table-cell table:formula="of:=([.E22]+(2*[.F22]))/(2*([.C22]+[.E22]+[.F22]))" office:value-type="float" office:value="0.0194501652612646" calcext:value-type="float">
            <text:p>0.0194501653</text:p>
          </table:table-cell>
          <table:table-cell table:formula="of:=([.P22]*[.Q22])+((1-[.P22])*[.R22])" office:value-type="float" office:value="0.00820108411689939" calcext:value-type="float">
            <text:p>0.0082010841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8366523832784" calcext:value-type="float">
            <text:p>0.0198366524</text:p>
          </table:table-cell>
          <table:table-cell office:value-type="float" office:value="0.00627119984660416" calcext:value-type="float">
            <text:p>0.0062711998</text:p>
          </table:table-cell>
          <table:table-cell office:value-type="float" office:value="0.00171469851169969" calcext:value-type="float">
            <text:p>0.0017146985</text:p>
          </table:table-cell>
          <table:table-cell office:value-type="float" office:value="0.0000218943316034354" calcext:value-type="float">
            <text:p>2.18943316034354E-05</text:p>
          </table:table-cell>
          <table:table-cell office:value-type="float" office:value="0.000136055513274847" calcext:value-type="float">
            <text:p>0.0001360555</text:p>
          </table:table-cell>
          <table:table-cell table:style-name="ce1" office:value-type="float" office:value="0.00000269888592166165" calcext:value-type="float">
            <text:p>2.70E-06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163347616721605" calcext:value-type="float">
            <text:p>0.0001633476</text:p>
          </table:table-cell>
          <table:table-cell table:formula="of:=([.J23]/[.I23])*100" office:value-type="float" office:value="0.816738083608027" calcext:value-type="float">
            <text:p>0.8167380836</text:p>
          </table:table-cell>
          <table:table-cell/>
          <table:table-cell table:formula="of:=[.J23]/[.H23]" office:value-type="float" office:value="0.0163347616721605" calcext:value-type="float">
            <text:p>0.0163347617</text:p>
          </table:table-cell>
          <table:table-cell table:formula="of:=([.B23]+[.D23])/([.C23]+[.E23]+[.F23])" office:value-type="float" office:value="3.39533534475645" calcext:value-type="float">
            <text:p>3.3953353448</text:p>
          </table:table-cell>
          <table:table-cell table:formula="of:=([.B23]+[.D23])/(2*[.C23]+2*[.E23]+2*[.F23])" office:value-type="float" office:value="1.69766767237822" calcext:value-type="float">
            <text:p>1.6976676724</text:p>
          </table:table-cell>
          <table:table-cell table:formula="of:=([.B23]+[.D23])/([.B23]+(2*[.C23])+[.D23]+(2*[.E23])+(2*[.F23]))" office:value-type="float" office:value="0.62930941782076" calcext:value-type="float">
            <text:p>0.6293094178</text:p>
          </table:table-cell>
          <table:table-cell table:formula="of:=[.D23]/([.B23]+[.D23])" office:value-type="float" office:value="0.00347910439339259" calcext:value-type="float">
            <text:p>0.0034791044</text:p>
          </table:table-cell>
          <table:table-cell table:formula="of:=([.E23]+(2*[.F23]))/(2*([.C23]+[.E23]+[.F23]))" office:value-type="float" office:value="0.0381593954414987" calcext:value-type="float">
            <text:p>0.0381593954</text:p>
          </table:table-cell>
          <table:table-cell table:formula="of:=([.P23]*[.Q23])+((1-[.P23])*[.R23])" office:value-type="float" office:value="0.0163347616721605" calcext:value-type="float">
            <text:p>0.0163347617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7560198132719" calcext:value-type="float">
            <text:p>0.0297560198</text:p>
          </table:table-cell>
          <table:table-cell office:value-type="float" office:value="0.00620212941823437" calcext:value-type="float">
            <text:p>0.0062021294</text:p>
          </table:table-cell>
          <table:table-cell office:value-type="float" office:value="0.00167713544637503" calcext:value-type="float">
            <text:p>0.0016771354</text:p>
          </table:table-cell>
          <table:table-cell office:value-type="float" office:value="0.0000324809207102087" calcext:value-type="float">
            <text:p>3.24809207102087E-05</text:p>
          </table:table-cell>
          <table:table-cell office:value-type="float" office:value="0.000199619502287504" calcext:value-type="float">
            <text:p>0.0001996195</text:p>
          </table:table-cell>
          <table:table-cell table:style-name="ce1" office:value-type="float" office:value="0.00000593988186518244" calcext:value-type="float">
            <text:p>5.94E-06</text:p>
          </table:table-cell>
          <table:table-cell/>
          <table:table-cell table:formula="of:=[.B24]+(2*[.C24])+[.D24]+(2*[.E24])+(2*[.F24])" office:value-type="float" office:value="0.01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243980186728077" calcext:value-type="float">
            <text:p>0.0002439802</text:p>
          </table:table-cell>
          <table:table-cell table:formula="of:=([.J24]/[.I24])*100" office:value-type="float" office:value="0.813267289093591" calcext:value-type="float">
            <text:p>0.8132672891</text:p>
          </table:table-cell>
          <table:table-cell/>
          <table:table-cell table:formula="of:=[.J24]/[.H24]" office:value-type="float" office:value="0.0243980186728077" calcext:value-type="float">
            <text:p>0.0243980187</text:p>
          </table:table-cell>
          <table:table-cell table:formula="of:=([.B24]+[.D24])/([.C24]+[.E24]+[.F24])" office:value-type="float" office:value="3.31153527265862" calcext:value-type="float">
            <text:p>3.3115352727</text:p>
          </table:table-cell>
          <table:table-cell table:formula="of:=([.B24]+[.D24])/(2*[.C24]+2*[.E24]+2*[.F24])" office:value-type="float" office:value="1.65576763632931" calcext:value-type="float">
            <text:p>1.6557676363</text:p>
          </table:table-cell>
          <table:table-cell table:formula="of:=([.B24]+[.D24])/([.B24]+(2*[.C24])+[.D24]+(2*[.E24])+(2*[.F24]))" office:value-type="float" office:value="0.623461033894457" calcext:value-type="float">
            <text:p>0.6234610339</text:p>
          </table:table-cell>
          <table:table-cell table:formula="of:=[.D24]/([.B24]+[.D24])" office:value-type="float" office:value="0.0052097755824957" calcext:value-type="float">
            <text:p>0.0052097756</text:p>
          </table:table-cell>
          <table:table-cell table:formula="of:=([.E24]+(2*[.F24]))/(2*([.C24]+[.E24]+[.F24]))" office:value-type="float" office:value="0.056169290579766" calcext:value-type="float">
            <text:p>0.0561692906</text:p>
          </table:table-cell>
          <table:table-cell table:formula="of:=([.P24]*[.Q24])+((1-[.P24])*[.R24])" office:value-type="float" office:value="0.0243980186728077" calcext:value-type="float">
            <text:p>0.0243980187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5969681558424" calcext:value-type="float">
            <text:p>0.0495969682</text:p>
          </table:table-cell>
          <table:table-cell office:value-type="float" office:value="0.00606787147747442" calcext:value-type="float">
            <text:p>0.0060678715</text:p>
          </table:table-cell>
          <table:table-cell office:value-type="float" office:value="0.00160531120204764" calcext:value-type="float">
            <text:p>0.0016053112</text:p>
          </table:table-cell>
          <table:table-cell office:value-type="float" office:value="0.0000529668530057996" calcext:value-type="float">
            <text:p>5.29668530057996E-05</text:p>
          </table:table-cell>
          <table:table-cell office:value-type="float" office:value="0.000318474274272695" calcext:value-type="float">
            <text:p>0.0003184743</text:p>
          </table:table-cell>
          <table:table-cell table:style-name="ce1" office:value-type="float" office:value="0.0000157953584395579" calcext:value-type="float">
            <text:p>1.58E-05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40303184415761" calcext:value-type="float">
            <text:p>0.0004030318</text:p>
          </table:table-cell>
          <table:table-cell table:formula="of:=([.J25]/[.I25])*100" office:value-type="float" office:value="0.80606368831522" calcext:value-type="float">
            <text:p>0.8060636883</text:p>
          </table:table-cell>
          <table:table-cell/>
          <table:table-cell table:formula="of:=[.J25]/[.H25]" office:value-type="float" office:value="0.040303184415761" calcext:value-type="float">
            <text:p>0.0403031844</text:p>
          </table:table-cell>
          <table:table-cell table:formula="of:=([.B25]+[.D25])/([.C25]+[.E25]+[.F25])" office:value-type="float" office:value="3.15575315077701" calcext:value-type="float">
            <text:p>3.1557531508</text:p>
          </table:table-cell>
          <table:table-cell table:formula="of:=([.B25]+[.D25])/(2*[.C25]+2*[.E25]+2*[.F25])" office:value-type="float" office:value="1.5778765753885" calcext:value-type="float">
            <text:p>1.5778765754</text:p>
          </table:table-cell>
          <table:table-cell table:formula="of:=([.B25]+[.D25])/([.B25]+(2*[.C25])+[.D25]+(2*[.E25])+(2*[.F25]))" office:value-type="float" office:value="0.612083833048022" calcext:value-type="float">
            <text:p>0.612083833</text:p>
          </table:table-cell>
          <table:table-cell table:formula="of:=[.D25]/([.B25]+[.D25])" office:value-type="float" office:value="0.008653529164794" calcext:value-type="float">
            <text:p>0.0086535292</text:p>
          </table:table-cell>
          <table:table-cell table:formula="of:=([.E25]+(2*[.F25]))/(2*([.C25]+[.E25]+[.F25]))" office:value-type="float" office:value="0.0902424340553837" calcext:value-type="float">
            <text:p>0.0902424341</text:p>
          </table:table-cell>
          <table:table-cell table:formula="of:=([.P25]*[.Q25])+((1-[.P25])*[.R25])" office:value-type="float" office:value="0.040303184415761" calcext:value-type="float">
            <text:p>0.0403031844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3642135996523" calcext:value-type="float">
            <text:p>0.0793642136</text:p>
          </table:table-cell>
          <table:table-cell office:value-type="float" office:value="0.00587578463038159" calcext:value-type="float">
            <text:p>0.0058757846</text:p>
          </table:table-cell>
          <table:table-cell office:value-type="float" office:value="0.0015052832429866" calcext:value-type="float">
            <text:p>0.0015052832</text:p>
          </table:table-cell>
          <table:table-cell office:value-type="float" office:value="0.0000820735566589238" calcext:value-type="float">
            <text:p>8.20735566589238E-05</text:p>
          </table:table-cell>
          <table:table-cell office:value-type="float" office:value="0.000477862483297464" calcext:value-type="float">
            <text:p>0.0004778625</text:p>
          </table:table-cell>
          <table:table-cell table:style-name="ce1" office:value-type="float" office:value="0.0000379251801956801" calcext:value-type="float">
            <text:p>3.79E-05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00635786400347748" calcext:value-type="float">
            <text:p>0.0006357864</text:p>
          </table:table-cell>
          <table:table-cell table:formula="of:=([.J26]/[.I26])*100" office:value-type="float" office:value="0.794733000434684" calcext:value-type="float">
            <text:p>0.7947330004</text:p>
          </table:table-cell>
          <table:table-cell/>
          <table:table-cell table:formula="of:=[.J26]/[.H26]" office:value-type="float" office:value="0.0635786400347748" calcext:value-type="float">
            <text:p>0.06357864</text:p>
          </table:table-cell>
          <table:table-cell table:formula="of:=([.B26]+[.D26])/([.C26]+[.E26]+[.F26])" office:value-type="float" office:value="2.94787192667959" calcext:value-type="float">
            <text:p>2.9478719267</text:p>
          </table:table-cell>
          <table:table-cell table:formula="of:=([.B26]+[.D26])/(2*[.C26]+2*[.E26]+2*[.F26])" office:value-type="float" office:value="1.47393596333979" calcext:value-type="float">
            <text:p>1.4739359633</text:p>
          </table:table-cell>
          <table:table-cell table:formula="of:=([.B26]+[.D26])/([.B26]+(2*[.C26])+[.D26]+(2*[.E26])+(2*[.F26]))" office:value-type="float" office:value="0.595785818704051" calcext:value-type="float">
            <text:p>0.5957858187</text:p>
          </table:table-cell>
          <table:table-cell table:formula="of:=[.D26]/([.B26]+[.D26])" office:value-type="float" office:value="0.0137756814751733" calcext:value-type="float">
            <text:p>0.0137756815</text:p>
          </table:table-cell>
          <table:table-cell table:formula="of:=([.E26]+(2*[.F26]))/(2*([.C26]+[.E26]+[.F26]))" office:value-type="float" office:value="0.136985011736493" calcext:value-type="float">
            <text:p>0.1369850117</text:p>
          </table:table-cell>
          <table:table-cell table:formula="of:=([.P26]*[.Q26])+((1-[.P26])*[.R26])" office:value-type="float" office:value="0.0635786400347748" calcext:value-type="float">
            <text:p>0.06357864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2130840981666" calcext:value-type="float">
            <text:p>0.0992130841</text:p>
          </table:table-cell>
          <table:table-cell office:value-type="float" office:value="0.00575361533017139" calcext:value-type="float">
            <text:p>0.0057536153</text:p>
          </table:table-cell>
          <table:table-cell office:value-type="float" office:value="0.00144333829642663" calcext:value-type="float">
            <text:p>0.0014433383</text:p>
          </table:table-cell>
          <table:table-cell office:value-type="float" office:value="0.00010046677020526" calcext:value-type="float">
            <text:p>0.0001004668</text:p>
          </table:table-cell>
          <table:table-cell office:value-type="float" office:value="0.000572792175141919" calcext:value-type="float">
            <text:p>0.0005727922</text:p>
          </table:table-cell>
          <table:table-cell table:style-name="ce1" office:value-type="float" office:value="0.0000568284782431269" calcext:value-type="float">
            <text:p>5.68E-05</text:p>
          </table:table-cell>
          <table:table-cell/>
          <table:table-cell table:formula="of:=[.B27]+(2*[.C27])+[.D27]+(2*[.E27])+(2*[.F27])" office:value-type="float" office:value="0.01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0786915901833432" calcext:value-type="float">
            <text:p>0.0007869159</text:p>
          </table:table-cell>
          <table:table-cell table:formula="of:=([.J27]/[.I27])*100" office:value-type="float" office:value="0.786915901833432" calcext:value-type="float">
            <text:p>0.7869159018</text:p>
          </table:table-cell>
          <table:table-cell/>
          <table:table-cell table:formula="of:=[.J27]/[.H27]" office:value-type="float" office:value="0.0786915901833432" calcext:value-type="float">
            <text:p>0.0786915902</text:p>
          </table:table-cell>
          <table:table-cell table:formula="of:=([.B27]+[.D27])/([.C27]+[.E27]+[.F27])" office:value-type="float" office:value="2.82402220309692" calcext:value-type="float">
            <text:p>2.8240222031</text:p>
          </table:table-cell>
          <table:table-cell table:formula="of:=([.B27]+[.D27])/(2*[.C27]+2*[.E27]+2*[.F27])" office:value-type="float" office:value="1.41201110154846" calcext:value-type="float">
            <text:p>1.4120111015</text:p>
          </table:table-cell>
          <table:table-cell table:formula="of:=([.B27]+[.D27])/([.B27]+(2*[.C27])+[.D27]+(2*[.E27])+(2*[.F27]))" office:value-type="float" office:value="0.585408210037665" calcext:value-type="float">
            <text:p>0.58540821</text:p>
          </table:table-cell>
          <table:table-cell table:formula="of:=[.D27]/([.B27]+[.D27])" office:value-type="float" office:value="0.017161831433624" calcext:value-type="float">
            <text:p>0.0171618314</text:p>
          </table:table-cell>
          <table:table-cell table:formula="of:=([.E27]+(2*[.F27]))/(2*([.C27]+[.E27]+[.F27]))" office:value-type="float" office:value="0.165572292613545" calcext:value-type="float">
            <text:p>0.1655722926</text:p>
          </table:table-cell>
          <table:table-cell table:formula="of:=([.P27]*[.Q27])+((1-[.P27])*[.R27])" office:value-type="float" office:value="0.0786915901833432" calcext:value-type="float">
            <text:p>0.0786915902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8507382470662" calcext:value-type="float">
            <text:p>0.1985073825</text:p>
          </table:table-cell>
          <table:table-cell office:value-type="float" office:value="0.0052058995697404" calcext:value-type="float">
            <text:p>0.0052058996</text:p>
          </table:table-cell>
          <table:table-cell office:value-type="float" office:value="0.00118162061839774" calcext:value-type="float">
            <text:p>0.0011816206</text:p>
          </table:table-cell>
          <table:table-cell office:value-type="float" office:value="0.000181880071470999" calcext:value-type="float">
            <text:p>0.0001818801</text:p>
          </table:table-cell>
          <table:table-cell office:value-type="float" office:value="0.000938241664125997" calcext:value-type="float">
            <text:p>0.0009382417</text:p>
          </table:table-cell>
          <table:table-cell office:value-type="float" office:value="0.000186247896870569" calcext:value-type="float">
            <text:p>0.0001862479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149261752933813" calcext:value-type="float">
            <text:p>0.0014926175</text:p>
          </table:table-cell>
          <table:table-cell table:formula="of:=([.J28]/[.I28])*100" office:value-type="float" office:value="0.746308764669067" calcext:value-type="float">
            <text:p>0.7463087647</text:p>
          </table:table-cell>
          <table:table-cell/>
          <table:table-cell table:formula="of:=[.J28]/[.H28]" office:value-type="float" office:value="0.149261752933813" calcext:value-type="float">
            <text:p>0.1492617529</text:p>
          </table:table-cell>
          <table:table-cell table:formula="of:=([.B28]+[.D28])/([.C28]+[.E28]+[.F28])" office:value-type="float" office:value="2.33630625689641" calcext:value-type="float">
            <text:p>2.3363062569</text:p>
          </table:table-cell>
          <table:table-cell table:formula="of:=([.B28]+[.D28])/(2*[.C28]+2*[.E28]+2*[.F28])" office:value-type="float" office:value="1.1681531284482" calcext:value-type="float">
            <text:p>1.1681531284</text:p>
          </table:table-cell>
          <table:table-cell table:formula="of:=([.B28]+[.D28])/([.B28]+(2*[.C28])+[.D28]+(2*[.E28])+(2*[.F28]))" office:value-type="float" office:value="0.53877796412114" calcext:value-type="float">
            <text:p>0.5387779641</text:p>
          </table:table-cell>
          <table:table-cell table:formula="of:=[.D28]/([.B28]+[.D28])" office:value-type="float" office:value="0.0337578898141618" calcext:value-type="float">
            <text:p>0.0337578898</text:p>
          </table:table-cell>
          <table:table-cell table:formula="of:=([.E28]+(2*[.F28]))/(2*([.C28]+[.E28]+[.F28]))" office:value-type="float" office:value="0.284187951984887" calcext:value-type="float">
            <text:p>0.284187952</text:p>
          </table:table-cell>
          <table:table-cell table:formula="of:=([.P28]*[.Q28])+((1-[.P28])*[.R28])" office:value-type="float" office:value="0.149261752933813" calcext:value-type="float">
            <text:p>0.1492617529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7882921615857" calcext:value-type="float">
            <text:p>0.2978829216</text:p>
          </table:table-cell>
          <table:table-cell office:value-type="float" office:value="0.00474712780601912" calcext:value-type="float">
            <text:p>0.0047471278</text:p>
          </table:table-cell>
          <table:table-cell office:value-type="float" office:value="0.000982535696931241" calcext:value-type="float">
            <text:p>0.0009825357</text:p>
          </table:table-cell>
          <table:table-cell office:value-type="float" office:value="0.000248879540824789" calcext:value-type="float">
            <text:p>0.0002488795</text:p>
          </table:table-cell>
          <table:table-cell office:value-type="float" office:value="0.001170722415975" calcext:value-type="float">
            <text:p>0.0011707224</text:p>
          </table:table-cell>
          <table:table-cell office:value-type="float" office:value="0.000348738213671807" calcext:value-type="float">
            <text:p>0.0003487382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21170783841434" calcext:value-type="float">
            <text:p>0.0021170784</text:p>
          </table:table-cell>
          <table:table-cell table:formula="of:=([.J29]/[.I29])*100" office:value-type="float" office:value="0.705692794714468" calcext:value-type="float">
            <text:p>0.7056927947</text:p>
          </table:table-cell>
          <table:table-cell/>
          <table:table-cell table:formula="of:=[.J29]/[.H29]" office:value-type="float" office:value="0.21170783841434" calcext:value-type="float">
            <text:p>0.2117078384</text:p>
          </table:table-cell>
          <table:table-cell table:formula="of:=([.B29]+[.D29])/([.C29]+[.E29]+[.F29])" office:value-type="float" office:value="1.99680842604469" calcext:value-type="float">
            <text:p>1.996808426</text:p>
          </table:table-cell>
          <table:table-cell table:formula="of:=([.B29]+[.D29])/(2*[.C29]+2*[.E29]+2*[.F29])" office:value-type="float" office:value="0.998404213022344" calcext:value-type="float">
            <text:p>0.998404213</text:p>
          </table:table-cell>
          <table:table-cell table:formula="of:=([.B29]+[.D29])/([.B29]+(2*[.C29])+[.D29]+(2*[.E29])+(2*[.F29]))" office:value-type="float" office:value="0.49960073468439" calcext:value-type="float">
            <text:p>0.4996007347</text:p>
          </table:table-cell>
          <table:table-cell table:formula="of:=[.D29]/([.B29]+[.D29])" office:value-type="float" office:value="0.0498156875173556" calcext:value-type="float">
            <text:p>0.0498156875</text:p>
          </table:table-cell>
          <table:table-cell table:formula="of:=([.E29]+(2*[.F29]))/(2*([.C29]+[.E29]+[.F29]))" office:value-type="float" office:value="0.373341643925139" calcext:value-type="float">
            <text:p>0.3733416439</text:p>
          </table:table-cell>
          <table:table-cell table:formula="of:=([.P29]*[.Q29])+((1-[.P29])*[.R29])" office:value-type="float" office:value="0.21170783841434" calcext:value-type="float">
            <text:p>0.2117078384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6846330708198" calcext:value-type="float">
            <text:p>0.4968463307</text:p>
          </table:table-cell>
          <table:table-cell office:value-type="float" office:value="0.00402702181922552" calcext:value-type="float">
            <text:p>0.0040270218</text:p>
          </table:table-cell>
          <table:table-cell office:value-type="float" office:value="0.000707057046337803" calcext:value-type="float">
            <text:p>0.000707057</text:p>
          </table:table-cell>
          <table:table-cell office:value-type="float" office:value="0.000352142738563273" calcext:value-type="float">
            <text:p>0.0003521427</text:p>
          </table:table-cell>
          <table:table-cell office:value-type="float" office:value="0.00140519479629726" calcext:value-type="float">
            <text:p>0.0014051948</text:p>
          </table:table-cell>
          <table:table-cell office:value-type="float" office:value="0.000698165878470546" calcext:value-type="float">
            <text:p>0.0006981659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315366929180162" calcext:value-type="float">
            <text:p>0.0031536693</text:p>
          </table:table-cell>
          <table:table-cell table:formula="of:=([.J30]/[.I30])*100" office:value-type="float" office:value="0.630733858360324" calcext:value-type="float">
            <text:p>0.6307338584</text:p>
          </table:table-cell>
          <table:table-cell/>
          <table:table-cell table:formula="of:=[.J30]/[.H30]" office:value-type="float" office:value="0.315366929180162" calcext:value-type="float">
            <text:p>0.3153669292</text:p>
          </table:table-cell>
          <table:table-cell table:formula="of:=([.B30]+[.D30])/([.C30]+[.E30]+[.F30])" office:value-type="float" office:value="1.5581899177842" calcext:value-type="float">
            <text:p>1.5581899178</text:p>
          </table:table-cell>
          <table:table-cell table:formula="of:=([.B30]+[.D30])/(2*[.C30]+2*[.E30]+2*[.F30])" office:value-type="float" office:value="0.779094958892099" calcext:value-type="float">
            <text:p>0.7790949589</text:p>
          </table:table-cell>
          <table:table-cell table:formula="of:=([.B30]+[.D30])/([.B30]+(2*[.C30])+[.D30]+(2*[.E30])+(2*[.F30]))" office:value-type="float" office:value="0.437916455778879" calcext:value-type="float">
            <text:p>0.4379164558</text:p>
          </table:table-cell>
          <table:table-cell table:formula="of:=[.D30]/([.B30]+[.D30])" office:value-type="float" office:value="0.0804132235535546" calcext:value-type="float">
            <text:p>0.0804132236</text:p>
          </table:table-cell>
          <table:table-cell table:formula="of:=([.E30]+(2*[.F30]))/(2*([.C30]+[.E30]+[.F30]))" office:value-type="float" office:value="0.49841817680687" calcext:value-type="float">
            <text:p>0.4984181768</text:p>
          </table:table-cell>
          <table:table-cell table:formula="of:=([.P30]*[.Q30])+((1-[.P30])*[.R30])" office:value-type="float" office:value="0.315366929180162" calcext:value-type="float">
            <text:p>0.3153669292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5691548971348" calcext:value-type="float">
            <text:p>0.795691549</text:p>
          </table:table-cell>
          <table:table-cell office:value-type="float" office:value="0.00327213421562048" calcext:value-type="float">
            <text:p>0.0032721342</text:p>
          </table:table-cell>
          <table:table-cell office:value-type="float" office:value="0.000466819197371493" calcext:value-type="float">
            <text:p>0.0004668192</text:p>
          </table:table-cell>
          <table:table-cell office:value-type="float" office:value="0.00045823527947458" calcext:value-type="float">
            <text:p>0.0004582353</text:p>
          </table:table-cell>
          <table:table-cell office:value-type="float" office:value="0.00148577636098434" calcext:value-type="float">
            <text:p>0.0014857764</text:p>
          </table:table-cell>
          <table:table-cell office:value-type="float" office:value="0.00118221969409664" calcext:value-type="float">
            <text:p>0.0011822197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43084510286522" calcext:value-type="float">
            <text:p>0.004308451</text:p>
          </table:table-cell>
          <table:table-cell table:formula="of:=([.J31]/[.I31])*100" office:value-type="float" office:value="0.538556378581525" calcext:value-type="float">
            <text:p>0.5385563786</text:p>
          </table:table-cell>
          <table:table-cell/>
          <table:table-cell table:formula="of:=[.J31]/[.H31]" office:value-type="float" office:value="0.43084510286522" calcext:value-type="float">
            <text:p>0.4308451029</text:p>
          </table:table-cell>
          <table:table-cell table:formula="of:=([.B31]+[.D31])/([.C31]+[.E31]+[.F31])" office:value-type="float" office:value="1.1899806510692" calcext:value-type="float">
            <text:p>1.1899806511</text:p>
          </table:table-cell>
          <table:table-cell table:formula="of:=([.B31]+[.D31])/(2*[.C31]+2*[.E31]+2*[.F31])" office:value-type="float" office:value="0.594990325534601" calcext:value-type="float">
            <text:p>0.5949903255</text:p>
          </table:table-cell>
          <table:table-cell table:formula="of:=([.B31]+[.D31])/([.B31]+(2*[.C31])+[.D31]+(2*[.E31])+(2*[.F31]))" office:value-type="float" office:value="0.373036949509506" calcext:value-type="float">
            <text:p>0.3730369495</text:p>
          </table:table-cell>
          <table:table-cell table:formula="of:=[.D31]/([.B31]+[.D31])" office:value-type="float" office:value="0.122839112875306" calcext:value-type="float">
            <text:p>0.1228391129</text:p>
          </table:table-cell>
          <table:table-cell table:formula="of:=([.E31]+(2*[.F31]))/(2*([.C31]+[.E31]+[.F31]))" office:value-type="float" office:value="0.614105687115926" calcext:value-type="float">
            <text:p>0.6141056871</text:p>
          </table:table-cell>
          <table:table-cell table:formula="of:=([.P31]*[.Q31])+((1-[.P31])*[.R31])" office:value-type="float" office:value="0.43084510286522" calcext:value-type="float">
            <text:p>0.4308451029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5108270900015" calcext:value-type="float">
            <text:p>0.9951082709</text:p>
          </table:table-cell>
          <table:table-cell office:value-type="float" office:value="0.00290612174166342" calcext:value-type="float">
            <text:p>0.0029061217</text:p>
          </table:table-cell>
          <table:table-cell office:value-type="float" office:value="0.000368225699973281" calcext:value-type="float">
            <text:p>0.0003682257</text:p>
          </table:table-cell>
          <table:table-cell office:value-type="float" office:value="0.000508975417521407" calcext:value-type="float">
            <text:p>0.0005089754</text:p>
          </table:table-cell>
          <table:table-cell office:value-type="float" office:value="0.00146569775840544" calcext:value-type="float">
            <text:p>0.0014656978</text:p>
          </table:table-cell>
          <table:table-cell office:value-type="float" office:value="0.00145852796202887" calcext:value-type="float">
            <text:p>0.001458528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489172909998458" calcext:value-type="float">
            <text:p>0.0048917291</text:p>
          </table:table-cell>
          <table:table-cell table:formula="of:=([.J32]/[.I32])*100" office:value-type="float" office:value="0.489172909998458" calcext:value-type="float">
            <text:p>0.48917291</text:p>
          </table:table-cell>
          <table:table-cell/>
          <table:table-cell table:formula="of:=[.J32]/[.H32]" office:value-type="float" office:value="0.489172909998458" calcext:value-type="float">
            <text:p>0.48917291</text:p>
          </table:table-cell>
          <table:table-cell table:formula="of:=([.B32]+[.D32])/([.C32]+[.E32]+[.F32])" office:value-type="float" office:value="1.03725058417477" calcext:value-type="float">
            <text:p>1.0372505842</text:p>
          </table:table-cell>
          <table:table-cell table:formula="of:=([.B32]+[.D32])/(2*[.C32]+2*[.E32]+2*[.F32])" office:value-type="float" office:value="0.518625292087386" calcext:value-type="float">
            <text:p>0.5186252921</text:p>
          </table:table-cell>
          <table:table-cell table:formula="of:=([.B32]+[.D32])/([.B32]+(2*[.C32])+[.D32]+(2*[.E32])+(2*[.F32]))" office:value-type="float" office:value="0.341509715918483" calcext:value-type="float">
            <text:p>0.3415097159</text:p>
          </table:table-cell>
          <table:table-cell table:formula="of:=[.D32]/([.B32]+[.D32])" office:value-type="float" office:value="0.14903687766321" calcext:value-type="float">
            <text:p>0.1490368777</text:p>
          </table:table-cell>
          <table:table-cell table:formula="of:=([.E32]+(2*[.F32]))/(2*([.C32]+[.E32]+[.F32]))" office:value-type="float" office:value="0.66557605911777" calcext:value-type="float">
            <text:p>0.6655760591</text:p>
          </table:table-cell>
          <table:table-cell table:formula="of:=([.P32]*[.Q32])+((1-[.P32])*[.R32])" office:value-type="float" office:value="0.489172909998458" calcext:value-type="float">
            <text:p>0.48917291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336035795641" calcext:value-type="float">
            <text:p>1.993360358</text:p>
          </table:table-cell>
          <table:table-cell office:value-type="float" office:value="0.00185846325059293" calcext:value-type="float">
            <text:p>0.0018584633</text:p>
          </table:table-cell>
          <table:table-cell office:value-type="float" office:value="0.000150589414504655" calcext:value-type="float">
            <text:p>0.0001505894</text:p>
          </table:table-cell>
          <table:table-cell office:value-type="float" office:value="0.00065200730679933" calcext:value-type="float">
            <text:p>0.0006520073</text:p>
          </table:table-cell>
          <table:table-cell office:value-type="float" office:value="0.00120071587680576" calcext:value-type="float">
            <text:p>0.0012007159</text:p>
          </table:table-cell>
          <table:table-cell office:value-type="float" office:value="0.00239345942999345" calcext:value-type="float">
            <text:p>0.0023934594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6639642043592" calcext:value-type="float">
            <text:p>0.006639642</text:p>
          </table:table-cell>
          <table:table-cell table:formula="of:=([.J33]/[.I33])*100" office:value-type="float" office:value="0.3319821021796" calcext:value-type="float">
            <text:p>0.3319821022</text:p>
          </table:table-cell>
          <table:table-cell/>
          <table:table-cell table:formula="of:=[.J33]/[.H33]" office:value-type="float" office:value="0.6639642043592" calcext:value-type="float">
            <text:p>0.6639642044</text:p>
          </table:table-cell>
          <table:table-cell table:formula="of:=([.B33]+[.D33])/([.C33]+[.E33]+[.F33])" office:value-type="float" office:value="0.670394736179355" calcext:value-type="float">
            <text:p>0.6703947362</text:p>
          </table:table-cell>
          <table:table-cell table:formula="of:=([.B33]+[.D33])/(2*[.C33]+2*[.E33]+2*[.F33])" office:value-type="float" office:value="0.335197368089677" calcext:value-type="float">
            <text:p>0.3351973681</text:p>
          </table:table-cell>
          <table:table-cell table:formula="of:=([.B33]+[.D33])/([.B33]+(2*[.C33])+[.D33]+(2*[.E33])+(2*[.F33]))" office:value-type="float" office:value="0.251047055739226" calcext:value-type="float">
            <text:p>0.2510470557</text:p>
          </table:table-cell>
          <table:table-cell table:formula="of:=[.D33]/([.B33]+[.D33])" office:value-type="float" office:value="0.25971517765044" calcext:value-type="float">
            <text:p>0.2597151777</text:p>
          </table:table-cell>
          <table:table-cell table:formula="of:=([.E33]+(2*[.F33]))/(2*([.C33]+[.E33]+[.F33]))" office:value-type="float" office:value="0.79946741416479" calcext:value-type="float">
            <text:p>0.7994674142</text:p>
          </table:table-cell>
          <table:table-cell table:formula="of:=([.P33]*[.Q33])+((1-[.P33])*[.R33])" office:value-type="float" office:value="0.6639642043592" calcext:value-type="float">
            <text:p>0.6639642044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249764318792" calcext:value-type="float">
            <text:p>2.9924976432</text:p>
          </table:table-cell>
          <table:table-cell office:value-type="float" office:value="0.00136416182249588" calcext:value-type="float">
            <text:p>0.0013641618</text:p>
          </table:table-cell>
          <table:table-cell office:value-type="float" office:value="0.0000811368740387932" calcext:value-type="float">
            <text:p>8.11368740387932E-05</text:p>
          </table:table-cell>
          <table:table-cell office:value-type="float" office:value="0.000718476182819271" calcext:value-type="float">
            <text:p>0.0007184762</text:p>
          </table:table-cell>
          <table:table-cell office:value-type="float" office:value="0.000971207617346895" calcext:value-type="float">
            <text:p>0.0009712076</text:p>
          </table:table-cell>
          <table:table-cell office:value-type="float" office:value="0.00290633650595674" calcext:value-type="float">
            <text:p>0.0029063365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750235681207964" calcext:value-type="float">
            <text:p>0.0075023568</text:p>
          </table:table-cell>
          <table:table-cell table:formula="of:=([.J34]/[.I34])*100" office:value-type="float" office:value="0.250078560402655" calcext:value-type="float">
            <text:p>0.2500785604</text:p>
          </table:table-cell>
          <table:table-cell/>
          <table:table-cell table:formula="of:=[.J34]/[.H34]" office:value-type="float" office:value="0.750235681207964" calcext:value-type="float">
            <text:p>0.7502356812</text:p>
          </table:table-cell>
          <table:table-cell table:formula="of:=([.B34]+[.D34])/([.C34]+[.E34]+[.F34])" office:value-type="float" office:value="0.526093920352078" calcext:value-type="float">
            <text:p>0.5260939204</text:p>
          </table:table-cell>
          <table:table-cell table:formula="of:=([.B34]+[.D34])/(2*[.C34]+2*[.E34]+2*[.F34])" office:value-type="float" office:value="0.263046960176039" calcext:value-type="float">
            <text:p>0.2630469602</text:p>
          </table:table-cell>
          <table:table-cell table:formula="of:=([.B34]+[.D34])/([.B34]+(2*[.C34])+[.D34]+(2*[.E34])+(2*[.F34]))" office:value-type="float" office:value="0.208263800531515" calcext:value-type="float">
            <text:p>0.2082638005</text:p>
          </table:table-cell>
          <table:table-cell table:formula="of:=[.D34]/([.B34]+[.D34])" office:value-type="float" office:value="0.344983708635697" calcext:value-type="float">
            <text:p>0.3449837086</text:p>
          </table:table-cell>
          <table:table-cell table:formula="of:=([.E34]+(2*[.F34]))/(2*([.C34]+[.E34]+[.F34]))" office:value-type="float" office:value="0.856835980698442" calcext:value-type="float">
            <text:p>0.8568359807</text:p>
          </table:table-cell>
          <table:table-cell table:formula="of:=([.P34]*[.Q34])+((1-[.P34])*[.R34])" office:value-type="float" office:value="0.750235681207964" calcext:value-type="float">
            <text:p>0.7502356812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164808582613" calcext:value-type="float">
            <text:p>4.9916480858</text:p>
          </table:table-cell>
          <table:table-cell office:value-type="float" office:value="0.000889799325769308" calcext:value-type="float">
            <text:p>0.0008897993</text:p>
          </table:table-cell>
          <table:table-cell office:value-type="float" office:value="0.0000345199878300827" calcext:value-type="float">
            <text:p>0.00003452</text:p>
          </table:table-cell>
          <table:table-cell office:value-type="float" office:value="0.000781715457819251" calcext:value-type="float">
            <text:p>0.0007817155</text:p>
          </table:table-cell>
          <table:table-cell office:value-type="float" office:value="0.000689246524699094" calcext:value-type="float">
            <text:p>0.0006892465</text:p>
          </table:table-cell>
          <table:table-cell office:value-type="float" office:value="0.00344047609567654" calcext:value-type="float">
            <text:p>0.0034404761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835191417387143" calcext:value-type="float">
            <text:p>0.0083519142</text:p>
          </table:table-cell>
          <table:table-cell table:formula="of:=([.J35]/[.I35])*100" office:value-type="float" office:value="0.167038283477429" calcext:value-type="float">
            <text:p>0.1670382835</text:p>
          </table:table-cell>
          <table:table-cell/>
          <table:table-cell table:formula="of:=[.J35]/[.H35]" office:value-type="float" office:value="0.835191417387143" calcext:value-type="float">
            <text:p>0.8351914174</text:p>
          </table:table-cell>
          <table:table-cell table:formula="of:=([.B35]+[.D35])/([.C35]+[.E35]+[.F35])" office:value-type="float" office:value="0.401397070452813" calcext:value-type="float">
            <text:p>0.4013970705</text:p>
          </table:table-cell>
          <table:table-cell table:formula="of:=([.B35]+[.D35])/(2*[.C35]+2*[.E35]+2*[.F35])" office:value-type="float" office:value="0.200698535226407" calcext:value-type="float">
            <text:p>0.2006985352</text:p>
          </table:table-cell>
          <table:table-cell table:formula="of:=([.B35]+[.D35])/([.B35]+(2*[.C35])+[.D35]+(2*[.E35])+(2*[.F35]))" office:value-type="float" office:value="0.167151478358856" calcext:value-type="float">
            <text:p>0.1671514784</text:p>
          </table:table-cell>
          <table:table-cell table:formula="of:=[.D35]/([.B35]+[.D35])" office:value-type="float" office:value="0.467668886625695" calcext:value-type="float">
            <text:p>0.4676688866</text:p>
          </table:table-cell>
          <table:table-cell table:formula="of:=([.E35]+(2*[.F35]))/(2*([.C35]+[.E35]+[.F35]))" office:value-type="float" office:value="0.908952650973668" calcext:value-type="float">
            <text:p>0.908952651</text:p>
          </table:table-cell>
          <table:table-cell table:formula="of:=([.P35]*[.Q35])+((1-[.P35])*[.R35])" office:value-type="float" office:value="0.835191417387143" calcext:value-type="float">
            <text:p>0.8351914174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10905774215" calcext:value-type="float">
            <text:p>7.9910905774</text:p>
          </table:table-cell>
          <table:table-cell office:value-type="float" office:value="0.000584558859426212" calcext:value-type="float">
            <text:p>0.0005845589</text:p>
          </table:table-cell>
          <table:table-cell office:value-type="float" office:value="0.0000148985150218282" calcext:value-type="float">
            <text:p>1.48985150218282E-05</text:p>
          </table:table-cell>
          <table:table-cell office:value-type="float" office:value="0.000822142251657595" calcext:value-type="float">
            <text:p>0.0008221423</text:p>
          </table:table-cell>
          <table:table-cell office:value-type="float" office:value="0.000476221532034015" calcext:value-type="float">
            <text:p>0.0004762215</text:p>
          </table:table-cell>
          <table:table-cell office:value-type="float" office:value="0.00380552939740225" calcext:value-type="float">
            <text:p>0.0038055294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890942257849612" calcext:value-type="float">
            <text:p>0.0089094226</text:p>
          </table:table-cell>
          <table:table-cell table:formula="of:=([.J36]/[.I36])*100" office:value-type="float" office:value="0.111367782231201" calcext:value-type="float">
            <text:p>0.1113677822</text:p>
          </table:table-cell>
          <table:table-cell/>
          <table:table-cell table:formula="of:=[.J36]/[.H36]" office:value-type="float" office:value="0.890942257849611" calcext:value-type="float">
            <text:p>0.8909422578</text:p>
          </table:table-cell>
          <table:table-cell table:formula="of:=([.B36]+[.D36])/([.C36]+[.E36]+[.F36])" office:value-type="float" office:value="0.327394899041205" calcext:value-type="float">
            <text:p>0.327394899</text:p>
          </table:table-cell>
          <table:table-cell table:formula="of:=([.B36]+[.D36])/(2*[.C36]+2*[.E36]+2*[.F36])" office:value-type="float" office:value="0.163697449520602" calcext:value-type="float">
            <text:p>0.1636974495</text:p>
          </table:table-cell>
          <table:table-cell table:formula="of:=([.B36]+[.D36])/([.B36]+(2*[.C36])+[.D36]+(2*[.E36])+(2*[.F36]))" office:value-type="float" office:value="0.140670111108381" calcext:value-type="float">
            <text:p>0.1406701111</text:p>
          </table:table-cell>
          <table:table-cell table:formula="of:=[.D36]/([.B36]+[.D36])" office:value-type="float" office:value="0.584447005252002" calcext:value-type="float">
            <text:p>0.5844470053</text:p>
          </table:table-cell>
          <table:table-cell table:formula="of:=([.E36]+(2*[.F36]))/(2*([.C36]+[.E36]+[.F36]))" office:value-type="float" office:value="0.941114748990013" calcext:value-type="float">
            <text:p>0.941114749</text:p>
          </table:table-cell>
          <table:table-cell table:formula="of:=([.P36]*[.Q36])+((1-[.P36])*[.R36])" office:value-type="float" office:value="0.890942257849612" calcext:value-type="float">
            <text:p>0.8909422578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088978491141" calcext:value-type="float">
            <text:p>9.9908897849</text:p>
          </table:table-cell>
          <table:table-cell office:value-type="float" office:value="0.000475722366764064" calcext:value-type="float">
            <text:p>0.0004757224</text:p>
          </table:table-cell>
          <table:table-cell table:style-name="ce1" office:value-type="float" office:value="0.00000986719318233955" calcext:value-type="float">
            <text:p>9.87E-06</text:p>
          </table:table-cell>
          <table:table-cell office:value-type="float" office:value="0.000836508593282026" calcext:value-type="float">
            <text:p>0.0008365086</text:p>
          </table:table-cell>
          <table:table-cell office:value-type="float" office:value="0.000394328158284734" calcext:value-type="float">
            <text:p>0.0003943282</text:p>
          </table:table-cell>
          <table:table-cell office:value-type="float" office:value="0.00393968916850988" calcext:value-type="float">
            <text:p>0.0039396892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911021508858652" calcext:value-type="float">
            <text:p>0.0091102151</text:p>
          </table:table-cell>
          <table:table-cell table:formula="of:=([.J37]/[.I37])*100" office:value-type="float" office:value="0.0911021508858652" calcext:value-type="float">
            <text:p>0.0911021509</text:p>
          </table:table-cell>
          <table:table-cell/>
          <table:table-cell table:formula="of:=[.J37]/[.H37]" office:value-type="float" office:value="0.911021508858652" calcext:value-type="float">
            <text:p>0.9110215089</text:p>
          </table:table-cell>
          <table:table-cell table:formula="of:=([.B37]+[.D37])/([.C37]+[.E37]+[.F37])" office:value-type="float" office:value="0.302086980906447" calcext:value-type="float">
            <text:p>0.3020869809</text:p>
          </table:table-cell>
          <table:table-cell table:formula="of:=([.B37]+[.D37])/(2*[.C37]+2*[.E37]+2*[.F37])" office:value-type="float" office:value="0.151043490453224" calcext:value-type="float">
            <text:p>0.1510434905</text:p>
          </table:table-cell>
          <table:table-cell table:formula="of:=([.B37]+[.D37])/([.B37]+(2*[.C37])+[.D37]+(2*[.E37])+(2*[.F37]))" office:value-type="float" office:value="0.131223096004609" calcext:value-type="float">
            <text:p>0.131223096</text:p>
          </table:table-cell>
          <table:table-cell table:formula="of:=[.D37]/([.B37]+[.D37])" office:value-type="float" office:value="0.637470551108354" calcext:value-type="float">
            <text:p>0.6374705511</text:p>
          </table:table-cell>
          <table:table-cell table:formula="of:=([.E37]+(2*[.F37]))/(2*([.C37]+[.E37]+[.F37]))" office:value-type="float" office:value="0.952339600334079" calcext:value-type="float">
            <text:p>0.9523396003</text:p>
          </table:table-cell>
          <table:table-cell table:formula="of:=([.P37]*[.Q37])+((1-[.P37])*[.R37])" office:value-type="float" office:value="0.911021508858652" calcext:value-type="float">
            <text:p>0.9110215089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872582270050924" calcext:value-type="float">
            <text:p>0.0087258227</text:p>
          </table:table-cell>
          <table:table-cell office:value-type="float" office:value="0.0281951214272344" calcext:value-type="float">
            <text:p>0.0281951214</text:p>
          </table:table-cell>
          <table:table-cell office:value-type="float" office:value="0.0346604684321268" calcext:value-type="float">
            <text:p>0.0346604684</text:p>
          </table:table-cell>
          <table:table-cell office:value-type="float" office:value="0.0000433005109844338" calcext:value-type="float">
            <text:p>4.33005109844338E-05</text:p>
          </table:table-cell>
          <table:table-cell office:value-type="float" office:value="0.00120976440902132" calcext:value-type="float">
            <text:p>0.0012097644</text:p>
          </table:table-cell>
          <table:table-cell table:style-name="ce1" office:value-type="float" office:value="0.000010556189742506" calcext:value-type="float">
            <text:p>1.06E-05</text:p>
          </table:table-cell>
          <table:table-cell/>
          <table:table-cell table:formula="of:=[.B40]+(2*[.C40])+[.D40]+(2*[.E40])+(2*[.F40])" office:value-type="float" office:value="0.1" calcext:value-type="float">
            <text:p>0.1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127417729949076" calcext:value-type="float">
            <text:p>0.0012741773</text:p>
          </table:table-cell>
          <table:table-cell table:formula="of:=([.J40]/[.I40])*100" office:value-type="float" office:value="12.7417729949076" calcext:value-type="float">
            <text:p>12.7417729949</text:p>
          </table:table-cell>
          <table:table-cell/>
          <table:table-cell table:formula="of:=[.J40]/[.H40]" office:value-type="float" office:value="0.0127417729949076" calcext:value-type="float">
            <text:p>0.012741773</text:p>
          </table:table-cell>
          <table:table-cell table:formula="of:=([.B40]+[.D40])/([.C40]+[.E40]+[.F40])" office:value-type="float" office:value="0.787006715875387" calcext:value-type="float">
            <text:p>0.7870067159</text:p>
          </table:table-cell>
          <table:table-cell table:formula="of:=([.B40]+[.D40])/(2*[.C40]+2*[.E40]+2*[.F40])" office:value-type="float" office:value="0.393503357937694" calcext:value-type="float">
            <text:p>0.3935033579</text:p>
          </table:table-cell>
          <table:table-cell table:formula="of:=([.B40]+[.D40])/([.B40]+(2*[.C40])+[.D40]+(2*[.E40])+(2*[.F40]))" office:value-type="float" office:value="0.282384219382188" calcext:value-type="float">
            <text:p>0.2823842194</text:p>
          </table:table-cell>
          <table:table-cell table:formula="of:=[.D40]/([.B40]+[.D40])" office:value-type="float" office:value="0.00153338989973195" calcext:value-type="float">
            <text:p>0.0015333899</text:p>
          </table:table-cell>
          <table:table-cell table:formula="of:=([.E40]+(2*[.F40]))/(2*([.C40]+[.E40]+[.F40]))" office:value-type="float" office:value="0.0171523093799113" calcext:value-type="float">
            <text:p>0.0171523094</text:p>
          </table:table-cell>
          <table:table-cell table:formula="of:=([.P40]*[.Q40])+((1-[.P40])*[.R40])" office:value-type="float" office:value="0.0127417729949076" calcext:value-type="float">
            <text:p>0.012741773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74783846344781" calcext:value-type="float">
            <text:p>0.0174783846</text:p>
          </table:table-cell>
          <table:table-cell office:value-type="float" office:value="0.0277885224624189" calcext:value-type="float">
            <text:p>0.0277885225</text:p>
          </table:table-cell>
          <table:table-cell office:value-type="float" office:value="0.0336680063560939" calcext:value-type="float">
            <text:p>0.0336680064</text:p>
          </table:table-cell>
          <table:table-cell office:value-type="float" office:value="0.0000854829331878703" calcext:value-type="float">
            <text:p>8.54829331878703E-05</text:p>
          </table:table-cell>
          <table:table-cell office:value-type="float" office:value="0.00235384945987143" calcext:value-type="float">
            <text:p>0.0023538495</text:p>
          </table:table-cell>
          <table:table-cell table:style-name="ce1" office:value-type="float" office:value="0.0000411414862312909" calcext:value-type="float">
            <text:p>4.11E-05</text:p>
          </table:table-cell>
          <table:table-cell/>
          <table:table-cell table:formula="of:=[.B41]+(2*[.C41])+[.D41]+(2*[.E41])+(2*[.F41])" office:value-type="float" office:value="0.1" calcext:value-type="float">
            <text:p>0.1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252161536552188" calcext:value-type="float">
            <text:p>0.0025216154</text:p>
          </table:table-cell>
          <table:table-cell table:formula="of:=([.J41]/[.I41])*100" office:value-type="float" office:value="12.6080768276094" calcext:value-type="float">
            <text:p>12.6080768276</text:p>
          </table:table-cell>
          <table:table-cell/>
          <table:table-cell table:formula="of:=[.J41]/[.H41]" office:value-type="float" office:value="0.0252161536552188" calcext:value-type="float">
            <text:p>0.0252161537</text:p>
          </table:table-cell>
          <table:table-cell table:formula="of:=([.B41]+[.D41])/([.C41]+[.E41]+[.F41])" office:value-type="float" office:value="0.772925366187158" calcext:value-type="float">
            <text:p>0.7729253662</text:p>
          </table:table-cell>
          <table:table-cell table:formula="of:=([.B41]+[.D41])/(2*[.C41]+2*[.E41]+2*[.F41])" office:value-type="float" office:value="0.386462683093579" calcext:value-type="float">
            <text:p>0.3864626831</text:p>
          </table:table-cell>
          <table:table-cell table:formula="of:=([.B41]+[.D41])/([.B41]+(2*[.C41])+[.D41]+(2*[.E41])+(2*[.F41]))" office:value-type="float" office:value="0.278740053956068" calcext:value-type="float">
            <text:p>0.278740054</text:p>
          </table:table-cell>
          <table:table-cell table:formula="of:=[.D41]/([.B41]+[.D41])" office:value-type="float" office:value="0.00306676173641493" calcext:value-type="float">
            <text:p>0.0030667617</text:p>
          </table:table-cell>
          <table:table-cell table:formula="of:=([.E41]+(2*[.F41]))/(2*([.C41]+[.E41]+[.F41]))" office:value-type="float" office:value="0.033776067085051" calcext:value-type="float">
            <text:p>0.0337760671</text:p>
          </table:table-cell>
          <table:table-cell table:formula="of:=([.P41]*[.Q41])+((1-[.P41])*[.R41])" office:value-type="float" office:value="0.0252161536552188" calcext:value-type="float">
            <text:p>0.0252161537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62570395933761" calcext:value-type="float">
            <text:p>0.0262570396</text:p>
          </table:table-cell>
          <table:table-cell office:value-type="float" office:value="0.0273921819396122" calcext:value-type="float">
            <text:p>0.0273921819</text:p>
          </table:table-cell>
          <table:table-cell office:value-type="float" office:value="0.0327144591295985" calcext:value-type="float">
            <text:p>0.0327144591</text:p>
          </table:table-cell>
          <table:table-cell office:value-type="float" office:value="0.000126585818609775" calcext:value-type="float">
            <text:p>0.0001265858</text:p>
          </table:table-cell>
          <table:table-cell office:value-type="float" office:value="0.00343593939456698" calcext:value-type="float">
            <text:p>0.0034359394</text:p>
          </table:table-cell>
          <table:table-cell table:style-name="ce1" office:value-type="float" office:value="0.0000902175967235852" calcext:value-type="float">
            <text:p>9.02E-05</text:p>
          </table:table-cell>
          <table:table-cell/>
          <table:table-cell table:formula="of:=[.B42]+(2*[.C42])+[.D42]+(2*[.E42])+(2*[.F42])" office:value-type="float" office:value="0.1" calcext:value-type="float">
            <text:p>0.1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374296040662393" calcext:value-type="float">
            <text:p>0.0037429604</text:p>
          </table:table-cell>
          <table:table-cell table:formula="of:=([.J42]/[.I42])*100" office:value-type="float" office:value="12.4765346887464" calcext:value-type="float">
            <text:p>12.4765346887</text:p>
          </table:table-cell>
          <table:table-cell/>
          <table:table-cell table:formula="of:=[.J42]/[.H42]" office:value-type="float" office:value="0.0374296040662393" calcext:value-type="float">
            <text:p>0.0374296041</text:p>
          </table:table-cell>
          <table:table-cell table:formula="of:=([.B42]+[.D42])/([.C42]+[.E42]+[.F42])" office:value-type="float" office:value="0.759334986646658" calcext:value-type="float">
            <text:p>0.7593349866</text:p>
          </table:table-cell>
          <table:table-cell table:formula="of:=([.B42]+[.D42])/(2*[.C42]+2*[.E42]+2*[.F42])" office:value-type="float" office:value="0.379667493323329" calcext:value-type="float">
            <text:p>0.3796674933</text:p>
          </table:table-cell>
          <table:table-cell table:formula="of:=([.B42]+[.D42])/([.B42]+(2*[.C42])+[.D42]+(2*[.E42])+(2*[.F42]))" office:value-type="float" office:value="0.275187677582219" calcext:value-type="float">
            <text:p>0.2751876776</text:p>
          </table:table-cell>
          <table:table-cell table:formula="of:=[.D42]/([.B42]+[.D42])" office:value-type="float" office:value="0.0045999813553408" calcext:value-type="float">
            <text:p>0.0045999814</text:p>
          </table:table-cell>
          <table:table-cell table:formula="of:=([.E42]+(2*[.F42]))/(2*([.C42]+[.E42]+[.F42]))" office:value-type="float" office:value="0.0498939446276367" calcext:value-type="float">
            <text:p>0.0498939446</text:p>
          </table:table-cell>
          <table:table-cell table:formula="of:=([.P42]*[.Q42])+((1-[.P42])*[.R42])" office:value-type="float" office:value="0.0374296040662393" calcext:value-type="float">
            <text:p>0.0374296041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38901002873678" calcext:value-type="float">
            <text:p>0.0438901003</text:p>
          </table:table-cell>
          <table:table-cell office:value-type="float" office:value="0.0266289134356947" calcext:value-type="float">
            <text:p>0.0266289134</text:p>
          </table:table-cell>
          <table:table-cell office:value-type="float" office:value="0.0309167177413853" calcext:value-type="float">
            <text:p>0.0309167177</text:p>
          </table:table-cell>
          <table:table-cell office:value-type="float" office:value="0.000205699239897584" calcext:value-type="float">
            <text:p>0.0002056992</text:p>
          </table:table-cell>
          <table:table-cell office:value-type="float" office:value="0.00542775136890255" calcext:value-type="float">
            <text:p>0.0054277514</text:p>
          </table:table-cell>
          <table:table-cell office:value-type="float" office:value="0.00023822455191603" calcext:value-type="float">
            <text:p>0.0002382246</text:p>
          </table:table-cell>
          <table:table-cell/>
          <table:table-cell table:formula="of:=[.B43]+(2*[.C43])+[.D43]+(2*[.E43])+(2*[.F43])" office:value-type="float" office:value="0.1" calcext:value-type="float">
            <text:p>0.1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61098997126322" calcext:value-type="float">
            <text:p>0.0061098997</text:p>
          </table:table-cell>
          <table:table-cell table:formula="of:=([.J43]/[.I43])*100" office:value-type="float" office:value="12.2197994252644" calcext:value-type="float">
            <text:p>12.2197994253</text:p>
          </table:table-cell>
          <table:table-cell/>
          <table:table-cell table:formula="of:=[.J43]/[.H43]" office:value-type="float" office:value="0.061098997126322" calcext:value-type="float">
            <text:p>0.0610989971</text:p>
          </table:table-cell>
          <table:table-cell table:formula="of:=([.B43]+[.D43])/([.C43]+[.E43]+[.F43])" office:value-type="float" office:value="0.733532990308939" calcext:value-type="float">
            <text:p>0.7335329903</text:p>
          </table:table-cell>
          <table:table-cell table:formula="of:=([.B43]+[.D43])/(2*[.C43]+2*[.E43]+2*[.F43])" office:value-type="float" office:value="0.36676649515447" calcext:value-type="float">
            <text:p>0.3667664952</text:p>
          </table:table-cell>
          <table:table-cell table:formula="of:=([.B43]+[.D43])/([.B43]+(2*[.C43])+[.D43]+(2*[.E43])+(2*[.F43]))" office:value-type="float" office:value="0.268346126755923" calcext:value-type="float">
            <text:p>0.2683461268</text:p>
          </table:table-cell>
          <table:table-cell table:formula="of:=[.D43]/([.B43]+[.D43])" office:value-type="float" office:value="0.00766544471441842" calcext:value-type="float">
            <text:p>0.0076654447</text:p>
          </table:table-cell>
          <table:table-cell table:formula="of:=([.E43]+(2*[.F43]))/(2*([.C43]+[.E43]+[.F43]))" office:value-type="float" office:value="0.0806966338680885" calcext:value-type="float">
            <text:p>0.0806966339</text:p>
          </table:table-cell>
          <table:table-cell table:formula="of:=([.P43]*[.Q43])+((1-[.P43])*[.R43])" office:value-type="float" office:value="0.061098997126322" calcext:value-type="float">
            <text:p>0.0610989971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0519901653344" calcext:value-type="float">
            <text:p>0.0705199017</text:p>
          </table:table-cell>
          <table:table-cell office:value-type="float" office:value="0.0255527808587963" calcext:value-type="float">
            <text:p>0.0255527809</text:p>
          </table:table-cell>
          <table:table-cell office:value-type="float" office:value="0.0284683849793301" calcext:value-type="float">
            <text:p>0.028468385</text:p>
          </table:table-cell>
          <table:table-cell office:value-type="float" office:value="0.00031714840839119" calcext:value-type="float">
            <text:p>0.0003171484</text:p>
          </table:table-cell>
          <table:table-cell office:value-type="float" office:value="0.00803035083588755" calcext:value-type="float">
            <text:p>0.0080303508</text:p>
          </table:table-cell>
          <table:table-cell office:value-type="float" office:value="0.000566299551188638" calcext:value-type="float">
            <text:p>0.0005662996</text:p>
          </table:table-cell>
          <table:table-cell/>
          <table:table-cell table:formula="of:=[.B44]+(2*[.C44])+[.D44]+(2*[.E44])+(2*[.F44])" office:value-type="float" office:value="0.1" calcext:value-type="float">
            <text:p>0.1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0948009834665602" calcext:value-type="float">
            <text:p>0.0094800983</text:p>
          </table:table-cell>
          <table:table-cell table:formula="of:=([.J44]/[.I44])*100" office:value-type="float" office:value="11.85012293332" calcext:value-type="float">
            <text:p>11.8501229333</text:p>
          </table:table-cell>
          <table:table-cell/>
          <table:table-cell table:formula="of:=[.J44]/[.H44]" office:value-type="float" office:value="0.0948009834665602" calcext:value-type="float">
            <text:p>0.0948009835</text:p>
          </table:table-cell>
          <table:table-cell table:formula="of:=([.B44]+[.D44])/([.C44]+[.E44]+[.F44])" office:value-type="float" office:value="0.697960463586515" calcext:value-type="float">
            <text:p>0.6979604636</text:p>
          </table:table-cell>
          <table:table-cell table:formula="of:=([.B44]+[.D44])/(2*[.C44]+2*[.E44]+2*[.F44])" office:value-type="float" office:value="0.348980231793257" calcext:value-type="float">
            <text:p>0.3489802318</text:p>
          </table:table-cell>
          <table:table-cell table:formula="of:=([.B44]+[.D44])/([.B44]+(2*[.C44])+[.D44]+(2*[.E44])+(2*[.F44]))" office:value-type="float" office:value="0.258699292671875" calcext:value-type="float">
            <text:p>0.2586992927</text:p>
          </table:table-cell>
          <table:table-cell table:formula="of:=[.D44]/([.B44]+[.D44])" office:value-type="float" office:value="0.0122593457877541" calcext:value-type="float">
            <text:p>0.0122593458</text:p>
          </table:table-cell>
          <table:table-cell table:formula="of:=([.E44]+(2*[.F44]))/(2*([.C44]+[.E44]+[.F44]))" office:value-type="float" office:value="0.123606383316305" calcext:value-type="float">
            <text:p>0.1236063833</text:p>
          </table:table-cell>
          <table:table-cell table:formula="of:=([.P44]*[.Q44])+((1-[.P44])*[.R44])" office:value-type="float" office:value="0.0948009834665602" calcext:value-type="float">
            <text:p>0.0948009835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83864044861826" calcext:value-type="float">
            <text:p>0.0883864045</text:p>
          </table:table-cell>
          <table:table-cell office:value-type="float" office:value="0.0248777884055555" calcext:value-type="float">
            <text:p>0.0248777884</text:p>
          </table:table-cell>
          <table:table-cell office:value-type="float" office:value="0.0269842299194893" calcext:value-type="float">
            <text:p>0.0269842299</text:p>
          </table:table-cell>
          <table:table-cell office:value-type="float" office:value="0.000386999055297376" calcext:value-type="float">
            <text:p>0.0003869991</text:p>
          </table:table-cell>
          <table:table-cell office:value-type="float" office:value="0.00954015624164853" calcext:value-type="float">
            <text:p>0.0095401562</text:p>
          </table:table-cell>
          <table:table-cell office:value-type="float" office:value="0.000843220108435725" calcext:value-type="float">
            <text:p>0.0008432201</text:p>
          </table:table-cell>
          <table:table-cell/>
          <table:table-cell table:formula="of:=[.B45]+(2*[.C45])+[.D45]+(2*[.E45])+(2*[.F45])" office:value-type="float" office:value="0.1" calcext:value-type="float">
            <text:p>0.1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116135955138174" calcext:value-type="float">
            <text:p>0.0116135955</text:p>
          </table:table-cell>
          <table:table-cell table:formula="of:=([.J45]/[.I45])*100" office:value-type="float" office:value="11.6135955138174" calcext:value-type="float">
            <text:p>11.6135955138</text:p>
          </table:table-cell>
          <table:table-cell/>
          <table:table-cell table:formula="of:=[.J45]/[.H45]" office:value-type="float" office:value="0.116135955138174" calcext:value-type="float">
            <text:p>0.1161359551</text:p>
          </table:table-cell>
          <table:table-cell table:formula="of:=([.B45]+[.D45])/([.C45]+[.E45]+[.F45])" office:value-type="float" office:value="0.676114688176445" calcext:value-type="float">
            <text:p>0.6761146882</text:p>
          </table:table-cell>
          <table:table-cell table:formula="of:=([.B45]+[.D45])/(2*[.C45]+2*[.E45]+2*[.F45])" office:value-type="float" office:value="0.338057344088222" calcext:value-type="float">
            <text:p>0.3380573441</text:p>
          </table:table-cell>
          <table:table-cell table:formula="of:=([.B45]+[.D45])/([.B45]+(2*[.C45])+[.D45]+(2*[.E45])+(2*[.F45]))" office:value-type="float" office:value="0.252647874608529" calcext:value-type="float">
            <text:p>0.2526478746</text:p>
          </table:table-cell>
          <table:table-cell table:formula="of:=[.D45]/([.B45]+[.D45])" office:value-type="float" office:value="0.0153177245562434" calcext:value-type="float">
            <text:p>0.0153177246</text:p>
          </table:table-cell>
          <table:table-cell table:formula="of:=([.E45]+(2*[.F45]))/(2*([.C45]+[.E45]+[.F45]))" office:value-type="float" office:value="0.150218298404375" calcext:value-type="float">
            <text:p>0.1502182984</text:p>
          </table:table-cell>
          <table:table-cell table:formula="of:=([.P45]*[.Q45])+((1-[.P45])*[.R45])" office:value-type="float" office:value="0.116135955138174" calcext:value-type="float">
            <text:p>0.1161359551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78919010042942" calcext:value-type="float">
            <text:p>0.17891901</text:p>
          </table:table-cell>
          <table:table-cell office:value-type="float" office:value="0.0219373991138762" calcext:value-type="float">
            <text:p>0.0219373991</text:p>
          </table:table-cell>
          <table:table-cell office:value-type="float" office:value="0.0209824773228332" calcext:value-type="float">
            <text:p>0.0209824773</text:p>
          </table:table-cell>
          <table:table-cell office:value-type="float" office:value="0.000690803120897408" calcext:value-type="float">
            <text:p>0.0006908031</text:p>
          </table:table-cell>
          <table:table-cell office:value-type="float" office:value="0.0150166562833991" calcext:value-type="float">
            <text:p>0.0150166563</text:p>
          </table:table-cell>
          <table:table-cell office:value-type="float" office:value="0.00268676527638089" calcext:value-type="float">
            <text:p>0.0026867653</text:p>
          </table:table-cell>
          <table:table-cell/>
          <table:table-cell table:formula="of:=[.B46]+(2*[.C46])+[.D46]+(2*[.E46])+(2*[.F46])" office:value-type="float" office:value="0.1" calcext:value-type="float">
            <text:p>0.1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210809899570583" calcext:value-type="float">
            <text:p>0.02108099</text:p>
          </table:table-cell>
          <table:table-cell table:formula="of:=([.J46]/[.I46])*100" office:value-type="float" office:value="10.5404949785292" calcext:value-type="float">
            <text:p>10.5404949785</text:p>
          </table:table-cell>
          <table:table-cell/>
          <table:table-cell table:formula="of:=[.J46]/[.H46]" office:value-type="float" office:value="0.210809899570583" calcext:value-type="float">
            <text:p>0.2108098996</text:p>
          </table:table-cell>
          <table:table-cell table:formula="of:=([.B46]+[.D46])/([.C46]+[.E46]+[.F46])" office:value-type="float" office:value="0.584921195793734" calcext:value-type="float">
            <text:p>0.5849211958</text:p>
          </table:table-cell>
          <table:table-cell table:formula="of:=([.B46]+[.D46])/(2*[.C46]+2*[.E46]+2*[.F46])" office:value-type="float" office:value="0.292460597896867" calcext:value-type="float">
            <text:p>0.2924605979</text:p>
          </table:table-cell>
          <table:table-cell table:formula="of:=([.B46]+[.D46])/([.B46]+(2*[.C46])+[.D46]+(2*[.E46])+(2*[.F46]))" office:value-type="float" office:value="0.226282022347736" calcext:value-type="float">
            <text:p>0.2262820223</text:p>
          </table:table-cell>
          <table:table-cell table:formula="of:=[.D46]/([.B46]+[.D46])" office:value-type="float" office:value="0.0305284137789711" calcext:value-type="float">
            <text:p>0.0305284138</text:p>
          </table:table-cell>
          <table:table-cell table:formula="of:=([.E46]+(2*[.F46]))/(2*([.C46]+[.E46]+[.F46]))" office:value-type="float" office:value="0.263535130694934" calcext:value-type="float">
            <text:p>0.2635351307</text:p>
          </table:table-cell>
          <table:table-cell table:formula="of:=([.P46]*[.Q46])+((1-[.P46])*[.R46])" office:value-type="float" office:value="0.210809899570583" calcext:value-type="float">
            <text:p>0.2108098996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71118253830684" calcext:value-type="float">
            <text:p>0.2711182538</text:p>
          </table:table-cell>
          <table:table-cell office:value-type="float" office:value="0.0195769097104611" calcext:value-type="float">
            <text:p>0.0195769097</text:p>
          </table:table-cell>
          <table:table-cell office:value-type="float" office:value="0.0167099351701833" calcext:value-type="float">
            <text:p>0.0167099352</text:p>
          </table:table-cell>
          <table:table-cell office:value-type="float" office:value="0.000934147733393804" calcext:value-type="float">
            <text:p>0.0009341477</text:p>
          </table:table-cell>
          <table:table-cell office:value-type="float" office:value="0.0181214737798561" calcext:value-type="float">
            <text:p>0.0181214738</text:p>
          </table:table-cell>
          <table:table-cell office:value-type="float" office:value="0.00491306232803312" calcext:value-type="float">
            <text:p>0.0049130623</text:p>
          </table:table-cell>
          <table:table-cell/>
          <table:table-cell table:formula="of:=[.B47]+(2*[.C47])+[.D47]+(2*[.E47])+(2*[.F47])" office:value-type="float" office:value="0.1" calcext:value-type="float">
            <text:p>0.1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288817461693162" calcext:value-type="float">
            <text:p>0.0288817462</text:p>
          </table:table-cell>
          <table:table-cell table:formula="of:=([.J47]/[.I47])*100" office:value-type="float" office:value="9.62724872310539" calcext:value-type="float">
            <text:p>9.6272487231</text:p>
          </table:table-cell>
          <table:table-cell/>
          <table:table-cell table:formula="of:=[.J47]/[.H47]" office:value-type="float" office:value="0.288817461693162" calcext:value-type="float">
            <text:p>0.2888174617</text:p>
          </table:table-cell>
          <table:table-cell table:formula="of:=([.B47]+[.D47])/([.C47]+[.E47]+[.F47])" office:value-type="float" office:value="0.516073224382558" calcext:value-type="float">
            <text:p>0.5160732244</text:p>
          </table:table-cell>
          <table:table-cell table:formula="of:=([.B47]+[.D47])/(2*[.C47]+2*[.E47]+2*[.F47])" office:value-type="float" office:value="0.258036612191279" calcext:value-type="float">
            <text:p>0.2580366122</text:p>
          </table:table-cell>
          <table:table-cell table:formula="of:=([.B47]+[.D47])/([.B47]+(2*[.C47])+[.D47]+(2*[.E47])+(2*[.F47]))" office:value-type="float" office:value="0.205110574438549" calcext:value-type="float">
            <text:p>0.2051105744</text:p>
          </table:table-cell>
          <table:table-cell table:formula="of:=[.D47]/([.B47]+[.D47])" office:value-type="float" office:value="0.0455436164591151" calcext:value-type="float">
            <text:p>0.0455436165</text:p>
          </table:table-cell>
          <table:table-cell table:formula="of:=([.E47]+(2*[.F47]))/(2*([.C47]+[.E47]+[.F47]))" office:value-type="float" office:value="0.3515910205521" calcext:value-type="float">
            <text:p>0.3515910206</text:p>
          </table:table-cell>
          <table:table-cell table:formula="of:=([.P47]*[.Q47])+((1-[.P47])*[.R47])" office:value-type="float" office:value="0.288817461693162" calcext:value-type="float">
            <text:p>0.2888174617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59136975724962" calcext:value-type="float">
            <text:p>0.4591369757</text:p>
          </table:table-cell>
          <table:table-cell office:value-type="float" office:value="0.0160495143789737" calcext:value-type="float">
            <text:p>0.0160495144</text:p>
          </table:table-cell>
          <table:table-cell office:value-type="float" office:value="0.0112307893545186" calcext:value-type="float">
            <text:p>0.0112307894</text:p>
          </table:table-cell>
          <table:table-cell office:value-type="float" office:value="0.00129693088691167" calcext:value-type="float">
            <text:p>0.0012969309</text:p>
          </table:table-cell>
          <table:table-cell office:value-type="float" office:value="0.020625882636951" calcext:value-type="float">
            <text:p>0.0206258826</text:p>
          </table:table-cell>
          <table:table-cell office:value-type="float" office:value="0.00947010537558769" calcext:value-type="float">
            <text:p>0.0094701054</text:p>
          </table:table-cell>
          <table:table-cell/>
          <table:table-cell table:formula="of:=[.B48]+(2*[.C48])+[.D48]+(2*[.E48])+(2*[.F48])" office:value-type="float" office:value="0.1" calcext:value-type="float">
            <text:p>0.1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408630242750381" calcext:value-type="float">
            <text:p>0.0408630243</text:p>
          </table:table-cell>
          <table:table-cell table:formula="of:=([.J48]/[.I48])*100" office:value-type="float" office:value="8.17260485500762" calcext:value-type="float">
            <text:p>8.172604855</text:p>
          </table:table-cell>
          <table:table-cell/>
          <table:table-cell table:formula="of:=[.J48]/[.H48]" office:value-type="float" office:value="0.408630242750381" calcext:value-type="float">
            <text:p>0.4086302428</text:p>
          </table:table-cell>
          <table:table-cell table:formula="of:=([.B48]+[.D48])/([.C48]+[.E48]+[.F48])" office:value-type="float" office:value="0.419738638505908" calcext:value-type="float">
            <text:p>0.4197386385</text:p>
          </table:table-cell>
          <table:table-cell table:formula="of:=([.B48]+[.D48])/(2*[.C48]+2*[.E48]+2*[.F48])" office:value-type="float" office:value="0.209869319252954" calcext:value-type="float">
            <text:p>0.2098693193</text:p>
          </table:table-cell>
          <table:table-cell table:formula="of:=([.B48]+[.D48])/([.B48]+(2*[.C48])+[.D48]+(2*[.E48])+(2*[.F48]))" office:value-type="float" office:value="0.173464452658854" calcext:value-type="float">
            <text:p>0.1734644527</text:p>
          </table:table-cell>
          <table:table-cell table:formula="of:=[.D48]/([.B48]+[.D48])" office:value-type="float" office:value="0.0747663781848315" calcext:value-type="float">
            <text:p>0.0747663782</text:p>
          </table:table-cell>
          <table:table-cell table:formula="of:=([.E48]+(2*[.F48]))/(2*([.C48]+[.E48]+[.F48]))" office:value-type="float" office:value="0.478698024729913" calcext:value-type="float">
            <text:p>0.4786980247</text:p>
          </table:table-cell>
          <table:table-cell table:formula="of:=([.P48]*[.Q48])+((1-[.P48])*[.R48])" office:value-type="float" office:value="0.408630242750381" calcext:value-type="float">
            <text:p>0.4086302428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46967466765635" calcext:value-type="float">
            <text:p>0.7469674668</text:p>
          </table:table-cell>
          <table:table-cell office:value-type="float" office:value="0.0125755598033916" calcext:value-type="float">
            <text:p>0.0125755598</text:p>
          </table:table-cell>
          <table:table-cell office:value-type="float" office:value="0.00689510911047438" calcext:value-type="float">
            <text:p>0.0068951091</text:p>
          </table:table-cell>
          <table:table-cell office:value-type="float" office:value="0.00165326199271185" calcext:value-type="float">
            <text:p>0.001653262</text:p>
          </table:table-cell>
          <table:table-cell office:value-type="float" office:value="0.0206016887412948" calcext:value-type="float">
            <text:p>0.0206016887</text:p>
          </table:table-cell>
          <table:table-cell office:value-type="float" office:value="0.0153887912501791" calcext:value-type="float">
            <text:p>0.0153887913</text:p>
          </table:table-cell>
          <table:table-cell/>
          <table:table-cell table:formula="of:=[.B49]+(2*[.C49])+[.D49]+(2*[.E49])+(2*[.F49])" office:value-type="float" office:value="0.1" calcext:value-type="float">
            <text:p>0.1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530325332343648" calcext:value-type="float">
            <text:p>0.0530325332</text:p>
          </table:table-cell>
          <table:table-cell table:formula="of:=([.J49]/[.I49])*100" office:value-type="float" office:value="6.62906665429561" calcext:value-type="float">
            <text:p>6.6290666543</text:p>
          </table:table-cell>
          <table:table-cell/>
          <table:table-cell table:formula="of:=[.J49]/[.H49]" office:value-type="float" office:value="0.530325332343648" calcext:value-type="float">
            <text:p>0.5303253323</text:p>
          </table:table-cell>
          <table:table-cell table:formula="of:=([.B49]+[.D49])/([.C49]+[.E49]+[.F49])" office:value-type="float" office:value="0.331785620626045" calcext:value-type="float">
            <text:p>0.3317856206</text:p>
          </table:table-cell>
          <table:table-cell table:formula="of:=([.B49]+[.D49])/(2*[.C49]+2*[.E49]+2*[.F49])" office:value-type="float" office:value="0.165892810313022" calcext:value-type="float">
            <text:p>0.1658928103</text:p>
          </table:table-cell>
          <table:table-cell table:formula="of:=([.B49]+[.D49])/([.B49]+(2*[.C49])+[.D49]+(2*[.E49])+(2*[.F49]))" office:value-type="float" office:value="0.142288217961034" calcext:value-type="float">
            <text:p>0.142288218</text:p>
          </table:table-cell>
          <table:table-cell table:formula="of:=[.D49]/([.B49]+[.D49])" office:value-type="float" office:value="0.11619106742658" calcext:value-type="float">
            <text:p>0.1161910674</text:p>
          </table:table-cell>
          <table:table-cell table:formula="of:=([.E49]+(2*[.F49]))/(2*([.C49]+[.E49]+[.F49]))" office:value-type="float" office:value="0.599027229397658" calcext:value-type="float">
            <text:p>0.5990272294</text:p>
          </table:table-cell>
          <table:table-cell table:formula="of:=([.P49]*[.Q49])+((1-[.P49])*[.R49])" office:value-type="float" office:value="0.530325332343648" calcext:value-type="float">
            <text:p>0.5303253323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41227297170033" calcext:value-type="float">
            <text:p>0.9412272972</text:p>
          </table:table-cell>
          <table:table-cell office:value-type="float" office:value="0.0109714746093579" calcext:value-type="float">
            <text:p>0.0109714746</text:p>
          </table:table-cell>
          <table:table-cell office:value-type="float" office:value="0.00524827392252507" calcext:value-type="float">
            <text:p>0.0052482739</text:p>
          </table:table-cell>
          <table:table-cell office:value-type="float" office:value="0.00181749064508627" calcext:value-type="float">
            <text:p>0.0018174906</text:p>
          </table:table-cell>
          <table:table-cell office:value-type="float" office:value="0.019759274715625" calcext:value-type="float">
            <text:p>0.0197592747</text:p>
          </table:table-cell>
          <table:table-cell office:value-type="float" office:value="0.0185979687346279" calcext:value-type="float">
            <text:p>0.0185979687</text:p>
          </table:table-cell>
          <table:table-cell/>
          <table:table-cell table:formula="of:=[.B50]+(2*[.C50])+[.D50]+(2*[.E50])+(2*[.F50])" office:value-type="float" office:value="0.1" calcext:value-type="float">
            <text:p>0.1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58772702829967" calcext:value-type="float">
            <text:p>0.0587727028</text:p>
          </table:table-cell>
          <table:table-cell table:formula="of:=([.J50]/[.I50])*100" office:value-type="float" office:value="5.87727028299669" calcext:value-type="float">
            <text:p>5.877270283</text:p>
          </table:table-cell>
          <table:table-cell/>
          <table:table-cell table:formula="of:=[.J50]/[.H50]" office:value-type="float" office:value="0.587727028299669" calcext:value-type="float">
            <text:p>0.5877270283</text:p>
          </table:table-cell>
          <table:table-cell table:formula="of:=([.B50]+[.D50])/([.C50]+[.E50]+[.F50])" office:value-type="float" office:value="0.293287776982738" calcext:value-type="float">
            <text:p>0.293287777</text:p>
          </table:table-cell>
          <table:table-cell table:formula="of:=([.B50]+[.D50])/(2*[.C50]+2*[.E50]+2*[.F50])" office:value-type="float" office:value="0.146643888491369" calcext:value-type="float">
            <text:p>0.1466438885</text:p>
          </table:table-cell>
          <table:table-cell table:formula="of:=([.B50]+[.D50])/([.B50]+(2*[.C50])+[.D50]+(2*[.E50])+(2*[.F50]))" office:value-type="float" office:value="0.127889652544442" calcext:value-type="float">
            <text:p>0.1278896525</text:p>
          </table:table-cell>
          <table:table-cell table:formula="of:=[.D50]/([.B50]+[.D50])" office:value-type="float" office:value="0.142113971609602" calcext:value-type="float">
            <text:p>0.1421139716</text:p>
          </table:table-cell>
          <table:table-cell table:formula="of:=([.E50]+(2*[.F50]))/(2*([.C50]+[.E50]+[.F50]))" office:value-type="float" office:value="0.653073459695226" calcext:value-type="float">
            <text:p>0.6530734597</text:p>
          </table:table-cell>
          <table:table-cell table:formula="of:=([.P50]*[.Q50])+((1-[.P50])*[.R50])" office:value-type="float" office:value="0.58772702829967" calcext:value-type="float">
            <text:p>0.5877270283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2543838053468" calcext:value-type="float">
            <text:p>1.9254383805</text:p>
          </table:table-cell>
          <table:table-cell office:value-type="float" office:value="0.0066624292708594" calcext:value-type="float">
            <text:p>0.0066624293</text:p>
          </table:table-cell>
          <table:table-cell office:value-type="float" office:value="0.0019353152212093" calcext:value-type="float">
            <text:p>0.0019353152</text:p>
          </table:table-cell>
          <table:table-cell office:value-type="float" office:value="0.00225774507652502" calcext:value-type="float">
            <text:p>0.0022577451</text:p>
          </table:table-cell>
          <table:table-cell office:value-type="float" office:value="0.0149053208213974" calcext:value-type="float">
            <text:p>0.0149053208</text:p>
          </table:table-cell>
          <table:table-cell office:value-type="float" office:value="0.0286992767837011" calcext:value-type="float">
            <text:p>0.0286992768</text:p>
          </table:table-cell>
          <table:table-cell/>
          <table:table-cell table:formula="of:=[.B51]+(2*[.C51])+[.D51]+(2*[.E51])+(2*[.F51])" office:value-type="float" office:value="0.1" calcext:value-type="float">
            <text:p>0.1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745616194653246" calcext:value-type="float">
            <text:p>0.0745616195</text:p>
          </table:table-cell>
          <table:table-cell table:formula="of:=([.J51]/[.I51])*100" office:value-type="float" office:value="3.72808097326623" calcext:value-type="float">
            <text:p>3.7280809733</text:p>
          </table:table-cell>
          <table:table-cell/>
          <table:table-cell table:formula="of:=[.J51]/[.H51]" office:value-type="float" office:value="0.745616194653246" calcext:value-type="float">
            <text:p>0.7456161947</text:p>
          </table:table-cell>
          <table:table-cell table:formula="of:=([.B51]+[.D51])/([.C51]+[.E51]+[.F51])" office:value-type="float" office:value="0.19587596448431" calcext:value-type="float">
            <text:p>0.1958759645</text:p>
          </table:table-cell>
          <table:table-cell table:formula="of:=([.B51]+[.D51])/(2*[.C51]+2*[.E51]+2*[.F51])" office:value-type="float" office:value="0.0979379822421548" calcext:value-type="float">
            <text:p>0.0979379822</text:p>
          </table:table-cell>
          <table:table-cell table:formula="of:=([.B51]+[.D51])/([.B51]+(2*[.C51])+[.D51]+(2*[.E51])+(2*[.F51]))" office:value-type="float" office:value="0.0892017434738442" calcext:value-type="float">
            <text:p>0.0892017435</text:p>
          </table:table-cell>
          <table:table-cell table:formula="of:=[.D51]/([.B51]+[.D51])" office:value-type="float" office:value="0.253105487471446" calcext:value-type="float">
            <text:p>0.2531054875</text:p>
          </table:table-cell>
          <table:table-cell table:formula="of:=([.E51]+(2*[.F51]))/(2*([.C51]+[.E51]+[.F51]))" office:value-type="float" office:value="0.793851699547289" calcext:value-type="float">
            <text:p>0.7938516995</text:p>
          </table:table-cell>
          <table:table-cell table:formula="of:=([.P51]*[.Q51])+((1-[.P51])*[.R51])" office:value-type="float" office:value="0.745616194653246" calcext:value-type="float">
            <text:p>0.7456161947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1834177155289" calcext:value-type="float">
            <text:p>2.9183417716</text:p>
          </table:table-cell>
          <table:table-cell office:value-type="float" office:value="0.00477111092409361" calcext:value-type="float">
            <text:p>0.0047711109</text:p>
          </table:table-cell>
          <table:table-cell office:value-type="float" office:value="0.000992488576020233" calcext:value-type="float">
            <text:p>0.0009924886</text:p>
          </table:table-cell>
          <table:table-cell office:value-type="float" office:value="0.00245057688594306" calcext:value-type="float">
            <text:p>0.0024505769</text:p>
          </table:table-cell>
          <table:table-cell office:value-type="float" office:value="0.0115856834767556" calcext:value-type="float">
            <text:p>0.0115856835</text:p>
          </table:table-cell>
          <table:table-cell office:value-type="float" office:value="0.0338109840422059" calcext:value-type="float">
            <text:p>0.033810984</text:p>
          </table:table-cell>
          <table:table-cell/>
          <table:table-cell table:formula="of:=[.B52]+(2*[.C52])+[.D52]+(2*[.E52])+(2*[.F52])" office:value-type="float" office:value="0.1" calcext:value-type="float">
            <text:p>0.1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816582284471104" calcext:value-type="float">
            <text:p>0.0816582284</text:p>
          </table:table-cell>
          <table:table-cell table:formula="of:=([.J52]/[.I52])*100" office:value-type="float" office:value="2.72194094823701" calcext:value-type="float">
            <text:p>2.7219409482</text:p>
          </table:table-cell>
          <table:table-cell/>
          <table:table-cell table:formula="of:=[.J52]/[.H52]" office:value-type="float" office:value="0.816582284471104" calcext:value-type="float">
            <text:p>0.8165822845</text:p>
          </table:table-cell>
          <table:table-cell table:formula="of:=([.B52]+[.D52])/([.C52]+[.E52]+[.F52])" office:value-type="float" office:value="0.155676205776416" calcext:value-type="float">
            <text:p>0.1556762058</text:p>
          </table:table-cell>
          <table:table-cell table:formula="of:=([.B52]+[.D52])/(2*[.C52]+2*[.E52]+2*[.F52])" office:value-type="float" office:value="0.0778381028882082" calcext:value-type="float">
            <text:p>0.0778381029</text:p>
          </table:table-cell>
          <table:table-cell table:formula="of:=([.B52]+[.D52])/([.B52]+(2*[.C52])+[.D52]+(2*[.E52])+(2*[.F52]))" office:value-type="float" office:value="0.0722168781003667" calcext:value-type="float">
            <text:p>0.0722168781</text:p>
          </table:table-cell>
          <table:table-cell table:formula="of:=[.D52]/([.B52]+[.D52])" office:value-type="float" office:value="0.339335755076156" calcext:value-type="float">
            <text:p>0.3393357551</text:p>
          </table:table-cell>
          <table:table-cell table:formula="of:=([.E52]+(2*[.F52]))/(2*([.C52]+[.E52]+[.F52]))" office:value-type="float" office:value="0.853730248929188" calcext:value-type="float">
            <text:p>0.8537302489</text:p>
          </table:table-cell>
          <table:table-cell table:formula="of:=([.P52]*[.Q52])+((1-[.P52])*[.R52])" office:value-type="float" office:value="0.816582284471104" calcext:value-type="float">
            <text:p>0.8165822845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1175451622645" calcext:value-type="float">
            <text:p>4.9117545162</text:p>
          </table:table-cell>
          <table:table-cell office:value-type="float" office:value="0.00303884253525226" calcext:value-type="float">
            <text:p>0.0030388425</text:p>
          </table:table-cell>
          <table:table-cell office:value-type="float" office:value="0.000402626988394451" calcext:value-type="float">
            <text:p>0.000402627</text:p>
          </table:table-cell>
          <table:table-cell office:value-type="float" office:value="0.00262698454420622" calcext:value-type="float">
            <text:p>0.0026269845</text:p>
          </table:table-cell>
          <table:table-cell office:value-type="float" office:value="0.00791041971440434" calcext:value-type="float">
            <text:p>0.0079104197</text:p>
          </table:table-cell>
          <table:table-cell office:value-type="float" office:value="0.038854039757472" calcext:value-type="float">
            <text:p>0.0388540398</text:p>
          </table:table-cell>
          <table:table-cell/>
          <table:table-cell table:formula="of:=[.B53]+(2*[.C53])+[.D53]+(2*[.E53])+(2*[.F53])" office:value-type="float" office:value="0.1" calcext:value-type="float">
            <text:p>0.1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882454837735545" calcext:value-type="float">
            <text:p>0.0882454838</text:p>
          </table:table-cell>
          <table:table-cell table:formula="of:=([.J53]/[.I53])*100" office:value-type="float" office:value="1.76490967547109" calcext:value-type="float">
            <text:p>1.7649096755</text:p>
          </table:table-cell>
          <table:table-cell/>
          <table:table-cell table:formula="of:=[.J53]/[.H53]" office:value-type="float" office:value="0.882454837735545" calcext:value-type="float">
            <text:p>0.8824548377</text:p>
          </table:table-cell>
          <table:table-cell table:formula="of:=([.B53]+[.D53])/([.C53]+[.E53]+[.F53])" office:value-type="float" office:value="0.120122473204506" calcext:value-type="float">
            <text:p>0.1201224732</text:p>
          </table:table-cell>
          <table:table-cell table:formula="of:=([.B53]+[.D53])/(2*[.C53]+2*[.E53]+2*[.F53])" office:value-type="float" office:value="0.0600612366022529" calcext:value-type="float">
            <text:p>0.0600612366</text:p>
          </table:table-cell>
          <table:table-cell table:formula="of:=([.B53]+[.D53])/([.B53]+(2*[.C53])+[.D53]+(2*[.E53])+(2*[.F53]))" office:value-type="float" office:value="0.0566582707945849" calcext:value-type="float">
            <text:p>0.0566582708</text:p>
          </table:table-cell>
          <table:table-cell table:formula="of:=[.D53]/([.B53]+[.D53])" office:value-type="float" office:value="0.463654203943213" calcext:value-type="float">
            <text:p>0.4636542039</text:p>
          </table:table-cell>
          <table:table-cell table:formula="of:=([.E53]+(2*[.F53]))/(2*([.C53]+[.E53]+[.F53]))" office:value-type="float" office:value="0.90760852169092" calcext:value-type="float">
            <text:p>0.9076085217</text:p>
          </table:table-cell>
          <table:table-cell table:formula="of:=([.P53]*[.Q53])+((1-[.P53])*[.R53])" office:value-type="float" office:value="0.882454837735545" calcext:value-type="float">
            <text:p>0.8824548377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0763332477288" calcext:value-type="float">
            <text:p>7.9076333248</text:p>
          </table:table-cell>
          <table:table-cell office:value-type="float" office:value="0.00196598231348299" calcext:value-type="float">
            <text:p>0.0019659823</text:p>
          </table:table-cell>
          <table:table-cell office:value-type="float" office:value="0.000168517769522058" calcext:value-type="float">
            <text:p>0.0001685178</text:p>
          </table:table-cell>
          <table:table-cell office:value-type="float" office:value="0.00273614303741015" calcext:value-type="float">
            <text:p>0.002736143</text:p>
          </table:table-cell>
          <table:table-cell office:value-type="float" office:value="0.00533030692035608" calcext:value-type="float">
            <text:p>0.0053303069</text:p>
          </table:table-cell>
          <table:table-cell office:value-type="float" office:value="0.0421501126346753" calcext:value-type="float">
            <text:p>0.0421501126</text:p>
          </table:table-cell>
          <table:table-cell/>
          <table:table-cell table:formula="of:=[.B54]+(2*[.C54])+[.D54]+(2*[.E54])+(2*[.F54])" office:value-type="float" office:value="0.1" calcext:value-type="float">
            <text:p>0.1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923666752271168" calcext:value-type="float">
            <text:p>0.0923666752</text:p>
          </table:table-cell>
          <table:table-cell table:formula="of:=([.J54]/[.I54])*100" office:value-type="float" office:value="1.15458344033896" calcext:value-type="float">
            <text:p>1.1545834403</text:p>
          </table:table-cell>
          <table:table-cell/>
          <table:table-cell table:formula="of:=[.J54]/[.H54]" office:value-type="float" office:value="0.923666752271168" calcext:value-type="float">
            <text:p>0.9236667523</text:p>
          </table:table-cell>
          <table:table-cell table:formula="of:=([.B54]+[.D54])/([.C54]+[.E54]+[.F54])" office:value-type="float" office:value="0.0986826908408331" calcext:value-type="float">
            <text:p>0.0986826908</text:p>
          </table:table-cell>
          <table:table-cell table:formula="of:=([.B54]+[.D54])/(2*[.C54]+2*[.E54]+2*[.F54])" office:value-type="float" office:value="0.0493413454204166" calcext:value-type="float">
            <text:p>0.0493413454</text:p>
          </table:table-cell>
          <table:table-cell table:formula="of:=([.B54]+[.D54])/([.B54]+(2*[.C54])+[.D54]+(2*[.E54])+(2*[.F54]))" office:value-type="float" office:value="0.0470212535089314" calcext:value-type="float">
            <text:p>0.0470212535</text:p>
          </table:table-cell>
          <table:table-cell table:formula="of:=[.D54]/([.B54]+[.D54])" office:value-type="float" office:value="0.58189495881696" calcext:value-type="float">
            <text:p>0.5818949588</text:p>
          </table:table-cell>
          <table:table-cell table:formula="of:=([.E54]+(2*[.F54]))/(2*([.C54]+[.E54]+[.F54]))" office:value-type="float" office:value="0.940530232386947" calcext:value-type="float">
            <text:p>0.9405302324</text:p>
          </table:table-cell>
          <table:table-cell table:formula="of:=([.P54]*[.Q54])+((1-[.P54])*[.R54])" office:value-type="float" office:value="0.923666752271168" calcext:value-type="float">
            <text:p>0.9236667523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0618629089449" calcext:value-type="float">
            <text:p>9.9061862909</text:p>
          </table:table-cell>
          <table:table-cell office:value-type="float" office:value="0.00159121013352198" calcext:value-type="float">
            <text:p>0.0015912101</text:p>
          </table:table-cell>
          <table:table-cell office:value-type="float" office:value="0.000110393006441405" calcext:value-type="float">
            <text:p>0.000110393</text:p>
          </table:table-cell>
          <table:table-cell office:value-type="float" office:value="0.0027742570258705" calcext:value-type="float">
            <text:p>0.002774257</text:p>
          </table:table-cell>
          <table:table-cell office:value-type="float" office:value="0.00437429474808188" calcext:value-type="float">
            <text:p>0.0043742947</text:p>
          </table:table-cell>
          <table:table-cell office:value-type="float" office:value="0.0433325786657805" calcext:value-type="float">
            <text:p>0.0433325787</text:p>
          </table:table-cell>
          <table:table-cell/>
          <table:table-cell table:formula="of:=[.B55]+(2*[.C55])+[.D55]+(2*[.E55])+(2*[.F55])" office:value-type="float" office:value="0.1" calcext:value-type="float">
            <text:p>0.1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938137091055133" calcext:value-type="float">
            <text:p>0.0938137091</text:p>
          </table:table-cell>
          <table:table-cell table:formula="of:=([.J55]/[.I55])*100" office:value-type="float" office:value="0.938137091055133" calcext:value-type="float">
            <text:p>0.9381370911</text:p>
          </table:table-cell>
          <table:table-cell/>
          <table:table-cell table:formula="of:=[.J55]/[.H55]" office:value-type="float" office:value="0.938137091055133" calcext:value-type="float">
            <text:p>0.9381370911</text:p>
          </table:table-cell>
          <table:table-cell table:formula="of:=([.B55]+[.D55])/([.C55]+[.E55]+[.F55])" office:value-type="float" office:value="0.0912947871386235" calcext:value-type="float">
            <text:p>0.0912947871</text:p>
          </table:table-cell>
          <table:table-cell table:formula="of:=([.B55]+[.D55])/(2*[.C55]+2*[.E55]+2*[.F55])" office:value-type="float" office:value="0.0456473935693118" calcext:value-type="float">
            <text:p>0.0456473936</text:p>
          </table:table-cell>
          <table:table-cell table:formula="of:=([.B55]+[.D55])/([.B55]+(2*[.C55])+[.D55]+(2*[.E55])+(2*[.F55]))" office:value-type="float" office:value="0.0436546715939248" calcext:value-type="float">
            <text:p>0.0436546716</text:p>
          </table:table-cell>
          <table:table-cell table:formula="of:=[.D55]/([.B55]+[.D55])" office:value-type="float" office:value="0.635500606138239" calcext:value-type="float">
            <text:p>0.6355006061</text:p>
          </table:table-cell>
          <table:table-cell table:formula="of:=([.E55]+(2*[.F55]))/(2*([.C55]+[.E55]+[.F55]))" office:value-type="float" office:value="0.951951657790568" calcext:value-type="float">
            <text:p>0.9519516578</text:p>
          </table:table-cell>
          <table:table-cell table:formula="of:=([.P55]*[.Q55])+((1-[.P55])*[.R55])" office:value-type="float" office:value="0.938137091055133" calcext:value-type="float">
            <text:p>0.9381370911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7:41:20.8649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3-01T19:28:19.709980000</dc:date>
    <meta:editing-duration>PT23H52S</meta:editing-duration>
    <meta:editing-cycles>3</meta:editing-cycles>
    <meta:generator>LibreOffice/5.1.0.3$MacOSX_X86_64 LibreOffice_project/5e3e00a007d9b3b6efb6797a8b8e57b51ab1f737</meta:generator>
    <meta:document-statistic meta:table-count="1" meta:cell-count="882" meta:object-count="0"/>
  </office:meta>
</office:document-meta>
</file>